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nsolas" svg:font-family="Consolas, Courier, monospace"/>
    <style:font-face style:name="Courier New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9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0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1" style:family="paragraph" style:parent-style-name="Text_20_body">
      <style:paragraph-properties fo:margin-left="1.482cm" fo:margin-right="0cm" fo:text-indent="-0.635cm" style:auto-text-indent="false"/>
    </style:style>
    <style:style style:name="P12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3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4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15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16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17" style:family="paragraph" style:parent-style-name="Text_20_body">
      <style:paragraph-properties fo:background-color="#ffffff">
        <style:background-image/>
      </style:paragraph-properties>
    </style:style>
    <style:style style:name="P18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19" style:family="paragraph" style:parent-style-name="Heading_20_1">
      <style:text-properties fo:font-variant="normal" fo:text-transform="none" style:font-name="Inconsolata" fo:font-style="normal" fo:font-weight="bold"/>
    </style:style>
    <style:style style:name="P20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1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2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3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4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5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26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27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28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29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0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1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32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33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3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3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3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3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3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40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41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42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4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4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language="ru" fo:country="RU" fo:font-weight="bold" fo:background-color="#ffffff" style:font-weight-asian="bold" style:font-weight-complex="bold"/>
    </style:style>
    <style:style style:name="P4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background-color="transparent"/>
    </style:style>
    <style:style style:name="P46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47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" fo:font-size="10pt" fo:background-color="#00ff00"/>
    </style:style>
    <style:style style:name="T9" style:family="text">
      <style:text-properties fo:font-variant="normal" fo:text-transform="none" style:font-name="Courier New" fo:font-size="10pt" fo:background-color="#ffff00"/>
    </style:style>
    <style:style style:name="T10" style:family="text">
      <style:text-properties fo:font-variant="normal" fo:text-transform="none" style:font-name="Courier New" fo:font-size="10pt" fo:background-color="#0000ff"/>
    </style:style>
    <style:style style:name="T11" style:family="text">
      <style:text-properties fo:font-variant="normal" fo:text-transform="none" style:font-name="Courier New" fo:font-size="10pt" fo:background-color="#d3d3d3"/>
    </style:style>
    <style:style style:name="T12" style:family="text">
      <style:text-properties fo:font-variant="normal" fo:text-transform="none" style:font-name="Courier New" fo:font-size="10pt" fo:background-color="#808000"/>
    </style:style>
    <style:style style:name="T13" style:family="text">
      <style:text-properties fo:font-variant="normal" fo:text-transform="none" style:font-name="Courier New" fo:font-size="10pt" fo:background-color="#ff00ff"/>
    </style:style>
    <style:style style:name="T14" style:family="text">
      <style:text-properties fo:font-variant="normal" fo:text-transform="none" style:font-name="Courier New" fo:font-size="10pt" fo:language="en" fo:country="US" fo:background-color="#ff00ff"/>
    </style:style>
    <style:style style:name="T15" style:family="text">
      <style:text-properties fo:font-variant="normal" fo:text-transform="none" style:font-name="Courier New" fo:font-size="10pt" fo:background-color="#00cc00"/>
    </style:style>
    <style:style style:name="T16" style:family="text">
      <style:text-properties fo:font-variant="normal" fo:text-transform="none" style:font-name="Courier New" fo:font-size="10pt" fo:background-color="#ffd320"/>
    </style:style>
    <style:style style:name="T17" style:family="text">
      <style:text-properties fo:font-variant="normal" fo:text-transform="none" style:font-name="Courier New" fo:font-size="10pt" fo:background-color="#00cc33"/>
    </style:style>
    <style:style style:name="T18" style:family="text">
      <style:text-properties fo:font-variant="normal" fo:text-transform="none" style:font-name="Courier New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/>
    </style:style>
    <style:style style:name="T34" style:family="text">
      <style:text-properties fo:font-variant="normal" fo:text-transform="none" style:font-name="inherit1" fo:font-size="12pt" fo:font-style="normal" fo:font-weight="normal"/>
    </style:style>
    <style:style style:name="T35" style:family="text">
      <style:text-properties fo:font-variant="normal" fo:text-transform="none" style:font-name="inherit1" fo:font-size="12pt" fo:font-style="normal" fo:font-weight="normal" fo:background-color="#66ff00"/>
    </style:style>
    <style:style style:name="T36" style:family="text">
      <style:text-properties fo:font-variant="normal" fo:text-transform="none" style:font-name="inherit1" fo:font-size="12pt" fo:font-style="normal" fo:font-weight="normal" fo:background-color="#ff00cc"/>
    </style:style>
    <style:style style:name="T37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8" style:family="text">
      <style:text-properties fo:font-variant="normal" fo:text-transform="none" style:font-name="inherit1" fo:font-size="12pt" fo:font-style="normal" fo:font-weight="normal" fo:background-color="#66ff66"/>
    </style:style>
    <style:style style:name="T39" style:family="text">
      <style:text-properties fo:font-variant="normal" fo:text-transform="none" style:font-name="inherit1" fo:font-size="12pt" fo:font-style="normal" fo:font-weight="normal" fo:background-color="#ff33ff"/>
    </style:style>
    <style:style style:name="T40" style:family="text">
      <style:text-properties fo:font-variant="normal" fo:text-transform="none" style:font-name="inherit1" fo:font-size="12pt" fo:font-style="normal" fo:font-weight="normal" fo:background-color="#669900"/>
    </style:style>
    <style:style style:name="T41" style:family="text">
      <style:text-properties fo:font-variant="normal" fo:text-transform="none" style:font-name="inherit1" fo:font-size="12pt" fo:font-style="normal" fo:font-weight="normal" fo:background-color="#cc9900"/>
    </style:style>
    <style:style style:name="T42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5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8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49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0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1" style:family="text">
      <style:text-properties fo:font-variant="normal" fo:text-transform="none" style:font-name="Inconsolata" fo:font-size="12pt" fo:letter-spacing="normal" fo:font-style="normal" fo:font-weight="normal"/>
    </style:style>
    <style:style style:name="T52" style:family="text">
      <style:text-properties style:font-name="Symbol" fo:font-size="10pt"/>
    </style:style>
    <style:style style:name="T53" style:family="text">
      <style:text-properties style:font-name="Symbol" fo:font-size="10pt" fo:background-color="#d3d3d3"/>
    </style:style>
    <style:style style:name="T54" style:family="text">
      <style:text-properties style:font-name="Symbol" fo:font-size="10pt" fo:background-color="#0000ff"/>
    </style:style>
    <style:style style:name="T55" style:family="text">
      <style:text-properties style:font-name="Symbol" fo:font-size="10pt" fo:background-color="#ff00ff"/>
    </style:style>
    <style:style style:name="T56" style:family="text">
      <style:text-properties style:font-name="Symbol" fo:font-size="10pt" fo:background-color="#00ff00"/>
    </style:style>
    <style:style style:name="T57" style:family="text">
      <style:text-properties style:font-name="Symbol" fo:font-size="10pt" fo:background-color="#808000"/>
    </style:style>
    <style:style style:name="T58" style:family="text">
      <style:text-properties style:text-line-through-style="none" style:font-name="inherit" fo:font-size="10pt" style:text-underline-style="none" style:text-blinking="false"/>
    </style:style>
    <style:style style:name="T59" style:family="text">
      <style:text-properties style:text-line-through-style="none" style:font-name="inherit" fo:font-size="10pt" style:text-underline-style="none" style:text-blinking="false" fo:background-color="#00ff00"/>
    </style:style>
    <style:style style:name="T60" style:family="text">
      <style:text-properties style:text-line-through-style="none" style:font-name="inherit" fo:font-size="10pt" style:text-underline-style="none" style:text-blinking="false" fo:background-color="#ffff00"/>
    </style:style>
    <style:style style:name="T61" style:family="text">
      <style:text-properties style:text-line-through-style="none" style:font-name="inherit" fo:font-size="10pt" style:text-underline-style="none" style:text-blinking="false" fo:background-color="#0000ff"/>
    </style:style>
    <style:style style:name="T62" style:family="text">
      <style:text-properties style:text-line-through-style="none" style:font-name="inherit" fo:font-size="10pt" style:text-underline-style="none" style:text-blinking="false" fo:background-color="#d3d3d3"/>
    </style:style>
    <style:style style:name="T63" style:family="text">
      <style:text-properties style:text-line-through-style="none" style:font-name="inherit" fo:font-size="10pt" style:text-underline-style="none" style:text-blinking="false" fo:background-color="#808000"/>
    </style:style>
    <style:style style:name="T64" style:family="text">
      <style:text-properties style:font-name="inherit" fo:font-size="10pt" fo:background-color="#00ff00"/>
    </style:style>
    <style:style style:name="T65" style:family="text">
      <style:text-properties style:font-name="inherit" fo:font-size="10pt" fo:background-color="#808000"/>
    </style:style>
    <style:style style:name="T66" style:family="text">
      <style:text-properties style:font-name="inherit" fo:font-size="11.5pt"/>
    </style:style>
    <style:style style:name="T67" style:family="text">
      <style:text-properties style:font-name="inherit" fo:font-size="11.5pt" fo:background-color="#00ff00"/>
    </style:style>
    <style:style style:name="T68" style:family="text">
      <style:text-properties style:font-name="inherit" fo:font-size="11.5pt" fo:background-color="#0000ff"/>
    </style:style>
    <style:style style:name="T69" style:family="text">
      <style:text-properties style:font-name="inherit" fo:font-size="11.5pt" fo:background-color="#ff00ff"/>
    </style:style>
    <style:style style:name="T70" style:family="text">
      <style:text-properties style:font-name="inherit" fo:font-size="11.5pt" fo:language="en" fo:country="US" fo:background-color="#ff00ff"/>
    </style:style>
    <style:style style:name="T71" style:family="text">
      <style:text-properties style:font-name="inherit" fo:font-size="11.5pt" fo:background-color="#808000"/>
    </style:style>
    <style:style style:name="T72" style:family="text">
      <style:text-properties style:font-name="inherit" fo:font-size="11.5pt" fo:background-color="#00cc00"/>
    </style:style>
    <style:style style:name="T73" style:family="text">
      <style:text-properties style:font-name="inherit" fo:font-size="11.5pt" fo:background-color="#ffd320"/>
    </style:style>
    <style:style style:name="T74" style:family="text">
      <style:text-properties style:font-name="inherit" fo:font-size="11.5pt" fo:background-color="#00cc33"/>
    </style:style>
    <style:style style:name="T75" style:family="text">
      <style:text-properties style:font-name="inherit" fo:font-size="15pt" fo:font-weight="bold"/>
    </style:style>
    <style:style style:name="T76" style:family="text">
      <style:text-properties style:font-name="inherit" fo:font-size="15pt" fo:font-weight="bold" fo:background-color="#0000ff"/>
    </style:style>
    <style:style style:name="T77" style:family="text">
      <style:text-properties style:font-name="inherit" fo:font-size="15pt" fo:font-weight="bold" fo:background-color="#ff00ff"/>
    </style:style>
    <style:style style:name="T78" style:family="text">
      <style:text-properties style:font-name="inherit" fo:font-size="15pt" fo:font-weight="bold" fo:background-color="#00ff00"/>
    </style:style>
    <style:style style:name="T79" style:family="text">
      <style:text-properties style:font-name="inherit" fo:font-size="15pt" fo:font-weight="bold" fo:background-color="#808000"/>
    </style:style>
    <style:style style:name="T80" style:family="text">
      <style:text-properties style:font-name="Courier New" fo:font-size="10pt" fo:background-color="#00ff00"/>
    </style:style>
    <style:style style:name="T81" style:family="text">
      <style:text-properties style:font-name="Courier New" fo:font-size="10pt" fo:background-color="#ffff00"/>
    </style:style>
    <style:style style:name="T82" style:family="text">
      <style:text-properties style:font-name="Courier New" fo:font-size="10pt" fo:background-color="#0000ff"/>
    </style:style>
    <style:style style:name="T83" style:family="text">
      <style:text-properties style:font-name="Courier New" fo:font-size="10pt" fo:background-color="#d3d3d3"/>
    </style:style>
    <style:style style:name="T84" style:family="text">
      <style:text-properties style:font-name="Courier New" fo:font-size="10pt" fo:background-color="#808000"/>
    </style:style>
    <style:style style:name="T85" style:family="text">
      <style:text-properties style:font-name="Courier New" fo:font-size="10pt" fo:background-color="#ff00ff"/>
    </style:style>
    <style:style style:name="T86" style:family="text">
      <style:text-properties style:font-name="Courier New" fo:font-size="10pt" fo:language="en" fo:country="US" fo:background-color="#ff00ff"/>
    </style:style>
    <style:style style:name="T87" style:family="text">
      <style:text-properties style:font-name="Courier New" fo:font-size="10pt" fo:background-color="#00cc00"/>
    </style:style>
    <style:style style:name="T88" style:family="text">
      <style:text-properties style:font-name="Courier New" fo:font-size="10pt" fo:background-color="#ffd320"/>
    </style:style>
    <style:style style:name="T89" style:family="text">
      <style:text-properties style:font-name="Courier New" fo:font-size="10pt" fo:background-color="#00cc33"/>
    </style:style>
    <style:style style:name="T90" style:family="text">
      <style:text-properties style:font-name="Courier New" fo:font-size="10pt" fo:background-color="#66ff00"/>
    </style:style>
    <style:style style:name="T91" style:family="text">
      <style:text-properties fo:background-color="#00ff00"/>
    </style:style>
    <style:style style:name="T92" style:family="text">
      <style:text-properties fo:background-color="#ffff00"/>
    </style:style>
    <style:style style:name="T93" style:family="text">
      <style:text-properties fo:background-color="#0000ff"/>
    </style:style>
    <style:style style:name="T94" style:family="text">
      <style:text-properties fo:background-color="#d3d3d3"/>
    </style:style>
    <style:style style:name="T95" style:family="text">
      <style:text-properties fo:background-color="#808000"/>
    </style:style>
    <style:style style:name="T96" style:family="text">
      <style:text-properties fo:background-color="#ff00ff"/>
    </style:style>
    <style:style style:name="T97" style:family="text">
      <style:text-properties style:font-name="Georgia" fo:font-size="11.5pt"/>
    </style:style>
    <style:style style:name="T98" style:family="text">
      <style:text-properties fo:background-color="#ffd320"/>
    </style:style>
    <style:style style:name="T99" style:family="text">
      <style:text-properties style:font-name="Inconsolata" fo:font-size="12pt" fo:font-style="italic" fo:font-weight="normal"/>
    </style:style>
    <style:style style:name="T100" style:family="text">
      <style:text-properties style:font-name="Inconsolata" fo:font-size="12pt" fo:font-style="italic" fo:font-weight="normal" fo:background-color="#66ff00"/>
    </style:style>
    <style:style style:name="T101" style:family="text">
      <style:text-properties style:font-name="Inconsolata" fo:font-size="12pt" fo:font-style="italic" fo:font-weight="normal" fo:background-color="#ffff00"/>
    </style:style>
    <style:style style:name="T102" style:family="text">
      <style:text-properties fo:background-color="#66ff00"/>
    </style:style>
    <style:style style:name="T103" style:family="text">
      <style:text-properties fo:language="en" fo:country="US"/>
    </style:style>
    <style:style style:name="T104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2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58">C# 5.0 и .NET 4.5</text:span></text:a></text:p>
      <text:p text:style-name="P1"><text:span text:style-name="T80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59">Руководство C# - Часть 1</text:span></text:a></text:p>
      <text:p text:style-name="P1"><text:span text:style-name="T80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59">Руководство C# - Часть 2</text:span></text:a></text:p>
      <text:p text:style-name="P1"><text:span text:style-name="T81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60">Основы .NET</text:span></text:a></text:p>
      <text:p text:style-name="P1"><text:span text:style-name="T80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59">Сборки .NET</text:span></text:a><text:span text:style-name="T91">  </text:span><text:span text:style-name="T64">- не применял</text:span></text:p>
      <text:p text:style-name="P1"><text:span text:style-name="T80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59">Потоки и файлы</text:span></text:a></text:p>
      <text:p text:style-name="P1"><text:span text:style-name="T81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60">Работа с сетью</text:span></text:a></text:p>
      <text:p text:style-name="P1"><text:span text:style-name="T82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61">Оптимизация приложений</text:span></text:a></text:p>
      <text:p text:style-name="P5"> </text:p>
      <text:p text:style-name="P1"><text:span text:style-name="T52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58">WPF</text:span></text:a></text:p>
      <text:p text:style-name="P1"><text:span text:style-name="T80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59">Основа WPF</text:span></text:a></text:p>
      <text:p text:style-name="P1"><text:span text:style-name="T81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60">Элементы управления WPF</text:span></text:a></text:p>
      <text:p text:style-name="P1"><text:span text:style-name="T81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60">Привязка и стили</text:span></text:a></text:p>
      <text:p text:style-name="P1"><text:span text:style-name="T81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60">Графика и анимация</text:span></text:a></text:p>
      <text:p text:style-name="P1"><text:span text:style-name="T81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60">Шаблоны WPF</text:span></text:a></text:p>
      <text:p text:style-name="P1"><text:span text:style-name="T82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61">Периферия WPF</text:span></text:a></text:p>
      <text:p text:style-name="P5"> </text:p>
      <text:p text:style-name="P1"><text:span text:style-name="T52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58">Темы WPF</text:span></text:a></text:p>
      <text:p text:style-name="P1"><text:span text:style-name="T82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61">Dark Blue UI</text:span></text:a></text:p>
      <text:p text:style-name="P1"><text:span text:style-name="T82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61">Dark Orange UI</text:span></text:a></text:p>
      <text:p text:style-name="P5"> </text:p>
      <text:p text:style-name="P1"><text:span text:style-name="T53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62">Silverlight 5</text:span></text:a></text:p>
      <text:p text:style-name="P5"> </text:p>
      <text:p text:style-name="P1"><text:span text:style-name="T52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58">Expression Blend 4</text:span></text:a></text:p>
      <text:p text:style-name="P1"><text:span text:style-name="T82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61">Основы работы</text:span></text:a></text:p>
      <text:p text:style-name="P1"><text:span text:style-name="T82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61">Графические интерфейсы</text:span></text:a></text:p>
      <text:p text:style-name="P1"><text:span text:style-name="T82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61">Windows Phone 7 и SF</text:span></text:a></text:p>
      <text:p text:style-name="P5"> </text:p>
      <text:p text:style-name="P1"><text:span text:style-name="T52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58">Работа с БД</text:span></text:a></text:p>
      <text:p text:style-name="P1"><text:span text:style-name="T80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59">ADO.NET</text:span></text:a></text:p>
      <text:p text:style-name="P1"><text:span text:style-name="T80">o</text:span><text:span text:style-name="T8">    </text:span><text:a xlink:type="simple" xlink:href="http://professorweb.ru/my/entity-framework/6/level1/" text:style-name="Internet_20_link" text:visited-style-name="Visited_20_Internet_20_Link"><text:span text:style-name="T59">Entity Framework 6</text:span></text:a></text:p>
      <text:p text:style-name="P1"><text:span text:style-name="T83">o</text:span><text:span text:style-name="T11">    </text:span><text:a xlink:type="simple" xlink:href="http://professorweb.ru/my/sql-server/2012/level1/" text:style-name="Internet_20_link" text:visited-style-name="Visited_20_Internet_20_Link"><text:span text:style-name="T62">SQL Server 2012</text:span></text:a></text:p>
      <text:p text:style-name="P5"> </text:p>
      <text:p text:style-name="P1"><text:span text:style-name="T52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58">LINQ</text:span></text:a></text:p>
      <text:p text:style-name="P1"><text:span text:style-name="T80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59">LINQ to Objects</text:span></text:a></text:p>
      <text:p text:style-name="P1"><text:span text:style-name="T80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59">LINQ to XML</text:span></text:a></text:p>
      <text:p text:style-name="P1"><text:span text:style-name="T80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59">LINQ to DataSet и SQL</text:span></text:a></text:p>
      <text:p text:style-name="P1"><text:span text:style-name="T80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59">LINQ to Entities</text:span></text:a></text:p>
      <text:p text:style-name="P1"><text:span text:style-name="T80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59">Parallel LINQ</text:span></text:a></text:p>
      <text:p text:style-name="P5"> </text:p>
      <text:p text:style-name="P1"><text:span text:style-name="T52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58">ASP.NET</text:span></text:a></text:p>
      <text:p text:style-name="P1"><text:span text:style-name="T82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61">Основы ASP.NET</text:span></text:a></text:p>
      <text:p text:style-name="P1"><text:span text:style-name="T82">o</text:span><text:span text:style-name="T10">    </text:span><text:a xlink:type="simple" xlink:href="http://professorweb.ru/my/ASP_NET/sites/level1/" text:style-name="Internet_20_link" text:visited-style-name="Visited_20_Internet_20_Link"><text:span text:style-name="T61">Веб-сайты</text:span></text:a></text:p>
      <text:p text:style-name="P1"><text:span text:style-name="T82">o</text:span><text:span text:style-name="T10">    </text:span><text:a xlink:type="simple" xlink:href="http://professorweb.ru/my/ASP_NET/security/level1/" text:style-name="Internet_20_link" text:visited-style-name="Visited_20_Internet_20_Link"><text:span text:style-name="T61">Безопасность</text:span></text:a></text:p>
      <text:p text:style-name="P1"><text:span text:style-name="T82">o</text:span><text:span text:style-name="T10">    </text:span><text:a xlink:type="simple" xlink:href="http://professorweb.ru/my/ASP_NET/gamestore/level1/" text:style-name="Internet_20_link" text:visited-style-name="Visited_20_Internet_20_Link"><text:span text:style-name="T61">Интернет магазин</text:span></text:a></text:p>
      <text:p text:style-name="P1"><text:span text:style-name="T82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61">ASP.NET Web Forms 4.5</text:span></text:a></text:p>
      <text:p text:style-name="P1"><text:span text:style-name="T82">o</text:span><text:span text:style-name="T10">    </text:span><text:a xlink:type="simple" xlink:href="http://professorweb.ru/my/ASP_NET/mvc/level1/" text:style-name="Internet_20_link" text:visited-style-name="Visited_20_Internet_20_Link"><text:span text:style-name="T61">ASP.NET MVC 5</text:span></text:a></text:p>
      <text:p text:style-name="P5"> </text:p>
      <text:p text:style-name="P1"><text:span text:style-name="T52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58">Windows 8/10</text:span></text:a></text:p>
      <text:p text:style-name="P1"><text:span text:style-name="T84">o</text:span><text:span text:style-name="T12">    </text:span><text:a xlink:type="simple" xlink:href="http://professorweb.ru/my/windows8/rt/level1/" text:style-name="Internet_20_link" text:visited-style-name="Visited_20_Internet_20_Link"><text:span text:style-name="T63">WinRT - основы</text:span></text:a></text:p>
      <text:p text:style-name="P1"><text:span text:style-name="T84">o</text:span><text:span text:style-name="T12">    </text:span><text:a xlink:type="simple" xlink:href="http://professorweb.ru/my/windows8/rt-ext/level1/" text:style-name="Internet_20_link" text:visited-style-name="Visited_20_Internet_20_Link"><text:span text:style-name="T65">WinRT - специальные возможности</text:span></text:a></text:p>
      <text:p text:style-name="Text_20_body"> </text:p>
      <text:p text:style-name="P1"><text:span text:style-name="T52">·</text:span><text:span text:style-name="T1"> </text:span><text:span text:style-name="T7">О</text:span><text:span text:style-name="T19">сновы веб программирование</text:span></text:p>
      <text:p text:style-name="P1"><text:span text:style-name="T90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91">___</text:span> - прочел, полностью пройдено</text:p>
      <text:p text:style-name="Text_20_body"><text:span text:style-name="T92">___</text:span> - смотри ниже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p text:style-name="P7">Основы .NET</text:p>
      <text:p text:style-name="P10"><text:a xlink:type="simple" xlink:href="http://professorweb.ru/my/csharp/charp_theory/level1/infocsharp.php" text:style-name="Internet_20_link" text:visited-style-name="Visited_20_Internet_20_Link"><text:span text:style-name="T66">C# и .NET</text:span></text:a> <text:span text:style-name="T97">--- Основы .NET</text:span></text:p>
      <text:p text:style-name="P9">Содержание:</text:p>
      <text:p text:style-name="P18"/>
      <text:p text:style-name="P13"><text:span text:style-name="T52">·</text:span><text:span text:style-name="T1">     </text:span><text:span text:style-name="T75">1. Мониторинг приложений</text:span></text:p>
      <text:p text:style-name="P14"><text:span text:style-name="T80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67">Контракты кода</text:span></text:a></text:p>
      <text:p text:style-name="P14"><text:span text:style-name="T80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67">Трассировка</text:span></text:a></text:p>
      <text:p text:style-name="P14"><text:span text:style-name="T80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67">Протоколирование событий</text:span></text:a></text:p>
      <text:p text:style-name="P14"><text:span text:style-name="T80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67">Производительность приложений</text:span></text:a></text:p>
      <text:p text:style-name="P13"><text:span text:style-name="T52">·</text:span><text:span text:style-name="T1">     </text:span><text:span text:style-name="T75">2. Безопасность</text:span></text:p>
      <text:p text:style-name="P14"><text:span text:style-name="T80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67">Аутентификация и авторизация</text:span></text:a></text:p>
      <text:p text:style-name="P14"><text:span text:style-name="T80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67">Службы клиентских приложений</text:span></text:a></text:p>
      <text:p text:style-name="P14"><text:span text:style-name="T80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67">Шифрование</text:span></text:a></text:p>
      <text:p text:style-name="P14"><text:span text:style-name="T80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67">Доступ к ресурсам</text:span></text:a></text:p>
      <text:p text:style-name="P14"><text:span text:style-name="T80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67">Безопасность доступа кода</text:span></text:a></text:p>
      <text:p text:style-name="P14"><text:span text:style-name="T80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67">Использование сертификатов</text:span></text:a></text:p>
      <text:p text:style-name="P13"><text:span text:style-name="T52">·</text:span><text:span text:style-name="T1">     </text:span><text:span text:style-name="T75">3. Локализация приложений</text:span></text:p>
      <text:p text:style-name="P14"><text:span text:style-name="T80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67">Пространство имен System.Globalization</text:span></text:a></text:p>
      <text:p text:style-name="P14"><text:span text:style-name="T80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67">Культура приложения</text:span></text:a></text:p>
      <text:p text:style-name="P14"><text:span text:style-name="T80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67">Ресурсы локализованных приложений</text:span></text:a></text:p>
      <text:p text:style-name="P14"><text:span text:style-name="T80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67">Создание специальных культур</text:span></text:a></text:p>
      <text:p text:style-name="P13"><text:span text:style-name="T54">·</text:span><text:span text:style-name="T3">     </text:span><text:span text:style-name="T76">4. Службы Windows</text:span></text:p>
      <text:p text:style-name="P14"><text:span text:style-name="T82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68">Архитектура служб Windows</text:span></text:a></text:p>
      <text:p text:style-name="P14"><text:span text:style-name="T82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68">Создание службы Windows</text:span></text:a></text:p>
      <text:p text:style-name="P14"><text:span text:style-name="T82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68">Программа службы</text:span></text:a></text:p>
      <text:p text:style-name="P14"><text:span text:style-name="T82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68">Программа установки службы</text:span></text:a></text:p>
      <text:p text:style-name="P14"><text:span text:style-name="T82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68">Мониторинг служб Windows</text:span></text:a></text:p>
      <text:p text:style-name="P14"><text:span text:style-name="T82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68">Управление службами Windows</text:span></text:a></text:p>
      <text:p text:style-name="P14"><text:span text:style-name="T82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68">Выявление неисправностей работы службы Windows</text:span></text:a></text:p>
      <text:p text:style-name="P13"><text:span text:style-name="T55">·</text:span><text:span text:style-name="T4">     </text:span><text:span text:style-name="T77">5. Managed Extensibility Framework</text:span></text:p>
      <text:p text:style-name="P14"><text:soft-page-break/><text:span text:style-name="T85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69">Архитектура MEF</text:span></text:a></text:p>
      <text:p text:style-name="P14"><text:span text:style-name="T85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69">Контракты в MEF</text:span></text:a></text:p>
      <text:p text:style-name="P14"><text:span text:style-name="T85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69">Экспорт MEF</text:span></text:a></text:p>
      <text:p text:style-name="P14"><text:span text:style-name="T85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69">Импорт MEF</text:span></text:a></text:p>
      <text:p text:style-name="P14"><text:span text:style-name="T85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69">Контейнеры и поставщики экспорта MEF</text:span></text:a></text:p>
      <text:p text:style-name="P14"><text:span text:style-name="T85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69">Каталоги MEF</text:span></text:a></text:p>
      <text:p text:style-name="P13"><text:span text:style-name="T55">·</text:span><text:span text:style-name="T4">     </text:span><text:span text:style-name="T77">6. Managed And-In Framework</text:span></text:p>
      <text:p text:style-name="P14"><text:span text:style-name="T85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69">Архитектура MAF</text:span></text:a></text:p>
      <text:p text:style-name="P14"><text:span text:style-name="T85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69">Пример дополнения MAF</text:span></text:a></text:p>
      <text:p text:style-name="Text_20_body"> </text:p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p text:style-name="Text_20_body"> </text:p>
      <text:p text:style-name="P15">Сетевое программирование на C#</text:p>
      <text:p text:style-name="P16">Содержание:</text:p>
      <text:p text:style-name="P18"/>
      <text:p text:style-name="P11"><text:span text:style-name="T52">·</text:span><text:span text:style-name="T1">     </text:span><text:span text:style-name="T75">1. Сетевые понятия и протоколы</text:span></text:p>
      <text:p text:style-name="P14"><text:span text:style-name="T80">o</text:span><text:span text:style-name="T8">    </text:span><text:a xlink:type="simple" xlink:href="http://professorweb.ru/my/csharp/web/level1/1_1.php" text:style-name="Internet_20_link" text:visited-style-name="Visited_20_Internet_20_Link"><text:span text:style-name="T67">Физическая сеть</text:span></text:a></text:p>
      <text:p text:style-name="P14"><text:span text:style-name="T80">o</text:span><text:span text:style-name="T8">    </text:span><text:a xlink:type="simple" xlink:href="http://professorweb.ru/my/csharp/web/level1/1_2.php" text:style-name="Internet_20_link" text:visited-style-name="Visited_20_Internet_20_Link"><text:span text:style-name="T67">Модель OSI</text:span></text:a></text:p>
      <text:p text:style-name="P14"><text:span text:style-name="T80">o</text:span><text:span text:style-name="T8">    </text:span><text:a xlink:type="simple" xlink:href="http://professorweb.ru/my/csharp/web/level1/1_3.php" text:style-name="Internet_20_link" text:visited-style-name="Visited_20_Internet_20_Link"><text:span text:style-name="T67">IP — Internet Protocol</text:span></text:a></text:p>
      <text:p text:style-name="P14"><text:span text:style-name="T80">o</text:span><text:span text:style-name="T8">    </text:span><text:a xlink:type="simple" xlink:href="http://professorweb.ru/my/csharp/web/level1/1_4.php" text:style-name="Internet_20_link" text:visited-style-name="Visited_20_Internet_20_Link"><text:span text:style-name="T67">Протоколы TCP и UDP</text:span></text:a></text:p>
      <text:p text:style-name="P14"><text:span text:style-name="T80">o</text:span><text:span text:style-name="T8">    </text:span><text:a xlink:type="simple" xlink:href="http://professorweb.ru/my/csharp/web/level1/1_5.php" text:style-name="Internet_20_link" text:visited-style-name="Visited_20_Internet_20_Link"><text:span text:style-name="T67">Протоколы ICMP и IGMP</text:span></text:a></text:p>
      <text:p text:style-name="P14"><text:span text:style-name="T80">o</text:span><text:span text:style-name="T8">    </text:span><text:a xlink:type="simple" xlink:href="http://professorweb.ru/my/csharp/web/level1/1_6.php" text:style-name="Internet_20_link" text:visited-style-name="Visited_20_Internet_20_Link"><text:span text:style-name="T67">Протоколы Интернета и электронной почты</text:span></text:a></text:p>
      <text:p text:style-name="P11"><text:span text:style-name="T52">·</text:span><text:span text:style-name="T1">     </text:span><text:span text:style-name="T75">2. Работа с сетью</text:span></text:p>
      <text:p text:style-name="P14"><text:span text:style-name="T80">o</text:span><text:span text:style-name="T8">    </text:span><text:a xlink:type="simple" xlink:href="http://professorweb.ru/my/csharp/web/level2/2_1.php" text:style-name="Internet_20_link" text:visited-style-name="Visited_20_Internet_20_Link"><text:span text:style-name="T67">Пространство имен System.Net</text:span></text:a></text:p>
      <text:p text:style-name="P14"><text:span text:style-name="T80">o</text:span><text:span text:style-name="T8">    </text:span><text:a xlink:type="simple" xlink:href="http://professorweb.ru/my/csharp/web/level2/2_2.php" text:style-name="Internet_20_link" text:visited-style-name="Visited_20_Internet_20_Link"><text:span text:style-name="T67">Работа с URI</text:span></text:a></text:p>
      <text:p text:style-name="P14"><text:span text:style-name="T80">o</text:span><text:span text:style-name="T8">    </text:span><text:a xlink:type="simple" xlink:href="http://professorweb.ru/my/csharp/web/level2/2_3.php" text:style-name="Internet_20_link" text:visited-style-name="Visited_20_Internet_20_Link"><text:span text:style-name="T67">Класс WebClient</text:span></text:a></text:p>
      <text:p text:style-name="P14"><text:span text:style-name="T80">o</text:span><text:span text:style-name="T8">    </text:span><text:a xlink:type="simple" xlink:href="http://professorweb.ru/my/csharp/web/level2/2_4.php" text:style-name="Internet_20_link" text:visited-style-name="Visited_20_Internet_20_Link"><text:span text:style-name="T67">Классы WebRequest и WebResponse</text:span></text:a></text:p>
      <text:p text:style-name="P14"><text:span text:style-name="T80">o</text:span><text:span text:style-name="T8">    </text:span><text:a xlink:type="simple" xlink:href="http://professorweb.ru/my/csharp/web/level2/2_5.php" text:style-name="Internet_20_link" text:visited-style-name="Visited_20_Internet_20_Link"><text:span text:style-name="T67">Классы .NET для IP-адресов</text:span></text:a></text:p>
      <text:p text:style-name="P14"><text:span text:style-name="T80">o</text:span><text:span text:style-name="T8">    </text:span><text:a xlink:type="simple" xlink:href="http://professorweb.ru/my/csharp/web/level2/2_6.php" text:style-name="Internet_20_link" text:visited-style-name="Visited_20_Internet_20_Link"><text:span text:style-name="T67">Web-прокси</text:span></text:a></text:p>
      <text:p text:style-name="P14"><text:span text:style-name="T80">o</text:span><text:span text:style-name="T8">    </text:span><text:a xlink:type="simple" xlink:href="http://professorweb.ru/my/csharp/web/level2/2_7.php" text:style-name="Internet_20_link" text:visited-style-name="Visited_20_Internet_20_Link"><text:span text:style-name="T67">Аутентификация и разрешения</text:span></text:a></text:p>
      <text:p text:style-name="P11"><text:span text:style-name="T52">·</text:span><text:span text:style-name="T1">     </text:span><text:span text:style-name="T75">3. Работа с сокетами</text:span></text:p>
      <text:p text:style-name="P14"><text:span text:style-name="T80">o</text:span><text:span text:style-name="T8">    </text:span><text:a xlink:type="simple" xlink:href="http://professorweb.ru/my/csharp/web/level3/3_1.php" text:style-name="Internet_20_link" text:visited-style-name="Visited_20_Internet_20_Link"><text:span text:style-name="T67">Сокеты</text:span></text:a></text:p>
      <text:p text:style-name="P14"><text:soft-page-break/><text:span text:style-name="T80">o</text:span><text:span text:style-name="T8">    </text:span><text:a xlink:type="simple" xlink:href="http://professorweb.ru/my/csharp/web/level3/3_2.php" text:style-name="Internet_20_link" text:visited-style-name="Visited_20_Internet_20_Link"><text:span text:style-name="T67">Клиент-серверное приложение на потоковом сокете TCP</text:span></text:a></text:p>
      <text:p text:style-name="P14"><text:span text:style-name="T80">o</text:span><text:span text:style-name="T8">    </text:span><text:a xlink:type="simple" xlink:href="http://professorweb.ru/my/csharp/web/level3/3_3.php" text:style-name="Internet_20_link" text:visited-style-name="Visited_20_Internet_20_Link"><text:span text:style-name="T67">Программа сканирования портов</text:span></text:a></text:p>
      <text:p text:style-name="P14"><text:span text:style-name="T80">o</text:span><text:span text:style-name="T8">    </text:span><text:a xlink:type="simple" xlink:href="http://professorweb.ru/my/csharp/web/level3/3_4.php" text:style-name="Internet_20_link" text:visited-style-name="Visited_20_Internet_20_Link"><text:span text:style-name="T67">Разрешения сокетов</text:span></text:a></text:p>
      <text:p text:style-name="P11"><text:span text:style-name="T52">·</text:span><text:span text:style-name="T1">     </text:span><text:span text:style-name="T75">4. TCP, FTP и UDP</text:span></text:p>
      <text:p text:style-name="P14"><text:span text:style-name="T80">o</text:span><text:span text:style-name="T8">    </text:span><text:a xlink:type="simple" xlink:href="http://professorweb.ru/my/csharp/web/level4/4_1.php" text:style-name="Internet_20_link" text:visited-style-name="Visited_20_Internet_20_Link"><text:span text:style-name="T67">Протокол TCP</text:span></text:a></text:p>
      <text:p text:style-name="P14"><text:span text:style-name="T80">o</text:span><text:span text:style-name="T8">    </text:span><text:a xlink:type="simple" xlink:href="http://professorweb.ru/my/csharp/web/level4/4_2.php" text:style-name="Internet_20_link" text:visited-style-name="Visited_20_Internet_20_Link"><text:span text:style-name="T67">Класс TcpClient</text:span></text:a></text:p>
      <text:p text:style-name="P14"><text:span text:style-name="T80">o</text:span><text:span text:style-name="T8">    </text:span><text:a xlink:type="simple" xlink:href="http://professorweb.ru/my/csharp/web/level4/4_3.php" text:style-name="Internet_20_link" text:visited-style-name="Visited_20_Internet_20_Link"><text:span text:style-name="T67">FTP Client</text:span></text:a></text:p>
      <text:p text:style-name="P14"><text:span text:style-name="T80">o</text:span><text:span text:style-name="T8">    </text:span><text:a xlink:type="simple" xlink:href="http://professorweb.ru/my/csharp/web/level4/4_4.php" text:style-name="Internet_20_link" text:visited-style-name="Visited_20_Internet_20_Link"><text:span text:style-name="T67">Класс TcpListener</text:span></text:a></text:p>
      <text:p text:style-name="P14"><text:span text:style-name="T80">o</text:span><text:span text:style-name="T8">    </text:span><text:a xlink:type="simple" xlink:href="http://professorweb.ru/my/csharp/web/level4/4_5.php" text:style-name="Internet_20_link" text:visited-style-name="Visited_20_Internet_20_Link"><text:span text:style-name="T67">Протокол UDP</text:span></text:a></text:p>
      <text:p text:style-name="P14"><text:span text:style-name="T80">o</text:span><text:span text:style-name="T8">    </text:span><text:a xlink:type="simple" xlink:href="http://professorweb.ru/my/csharp/web/level4/4_6.php" text:style-name="Internet_20_link" text:visited-style-name="Visited_20_Internet_20_Link"><text:span text:style-name="T67">Класс UdpClient</text:span></text:a></text:p>
      <text:p text:style-name="P14"><text:span text:style-name="T80">o</text:span><text:span text:style-name="T8">    </text:span><text:a xlink:type="simple" xlink:href="http://professorweb.ru/my/csharp/web/level4/4_7.php" text:style-name="Internet_20_link" text:visited-style-name="Visited_20_Internet_20_Link"><text:span text:style-name="T67">Пример приложения UDP</text:span></text:a></text:p>
      <text:p text:style-name="P14"><text:span text:style-name="T80">o</text:span><text:span text:style-name="T8">    </text:span><text:a xlink:type="simple" xlink:href="http://professorweb.ru/my/csharp/web/level4/4_8.php" text:style-name="Internet_20_link" text:visited-style-name="Visited_20_Internet_20_Link"><text:span text:style-name="T67">Передача файлов по UDP</text:span></text:a></text:p>
      <text:p text:style-name="P14"><text:span text:style-name="T80">o</text:span><text:span text:style-name="T8">    </text:span><text:a xlink:type="simple" xlink:href="http://professorweb.ru/my/csharp/web/level4/4_9.php" text:style-name="Internet_20_link" text:visited-style-name="Visited_20_Internet_20_Link"><text:span text:style-name="T67">Высокоуровневые протоколы, основанные на UDP</text:span></text:a></text:p>
      <text:p text:style-name="P11"><text:span text:style-name="T52">·</text:span><text:span text:style-name="T1">     </text:span><text:span text:style-name="T75">5. HTTP</text:span></text:p>
      <text:p text:style-name="P14"><text:span text:style-name="T80">o</text:span><text:span text:style-name="T8">    </text:span><text:a xlink:type="simple" xlink:href="http://professorweb.ru/my/csharp/web/level7/7_1.php" text:style-name="Internet_20_link" text:visited-style-name="Visited_20_Internet_20_Link"><text:span text:style-name="T67">Протокол HTTP</text:span></text:a></text:p>
      <text:p text:style-name="P14"><text:span text:style-name="T80">o</text:span><text:span text:style-name="T8">    </text:span><text:a xlink:type="simple" xlink:href="http://professorweb.ru/my/csharp/web/level7/7_2.php" text:style-name="Internet_20_link" text:visited-style-name="Visited_20_Internet_20_Link"><text:span text:style-name="T67">Классы HttpWebRequest и HttpWebResponse</text:span></text:a></text:p>
      <text:p text:style-name="P14"><text:span text:style-name="T80">o</text:span><text:span text:style-name="T8">    </text:span><text:a xlink:type="simple" xlink:href="http://professorweb.ru/my/csharp/web/level7/7_3.php" text:style-name="Internet_20_link" text:visited-style-name="Visited_20_Internet_20_Link"><text:span text:style-name="T67">Управление соединением HTTP</text:span></text:a></text:p>
      <text:p text:style-name="P14"><text:span text:style-name="T80">o</text:span><text:span text:style-name="T8">    </text:span><text:a xlink:type="simple" xlink:href="http://professorweb.ru/my/csharp/web/level7/7_4.php" text:style-name="Internet_20_link" text:visited-style-name="Visited_20_Internet_20_Link"><text:span text:style-name="T67">Чтение и запись cookie</text:span></text:a></text:p>
      <text:p text:style-name="P11"><text:span text:style-name="T52">·</text:span><text:span text:style-name="T1">     </text:span><text:span text:style-name="T75">6. Сеть P2P</text:span></text:p>
      <text:p text:style-name="P14"><text:span text:style-name="T85">o</text:span><text:span text:style-name="T13">    </text:span><text:a xlink:type="simple" xlink:href="http://professorweb.ru/my/csharp/web/level8/8_1.php" text:style-name="Internet_20_link" text:visited-style-name="Visited_20_Internet_20_Link"><text:span text:style-name="T69">Сеть P2P</text:span></text:a></text:p>
      <text:p text:style-name="P14"><text:span text:style-name="T86">o</text:span><text:span text:style-name="T14">    </text:span><text:a xlink:type="simple" xlink:href="http://professorweb.ru/my/csharp/web/level8/8_2.php" text:style-name="Internet_20_link" text:visited-style-name="Visited_20_Internet_20_Link"><text:span text:style-name="T69">Платформа</text:span></text:a><text:a xlink:type="simple" xlink:href="http://professorweb.ru/my/csharp/web/level8/8_2.php" text:style-name="Internet_20_link" text:visited-style-name="Visited_20_Internet_20_Link"><text:span text:style-name="T96"> </text:span></text:a><text:a xlink:type="simple" xlink:href="http://professorweb.ru/my/csharp/web/level8/8_2.php" text:style-name="Internet_20_link" text:visited-style-name="Visited_20_Internet_20_Link"><text:span text:style-name="T70">Microsoft Peer-to-Peer Networking</text:span></text:a></text:p>
      <text:p text:style-name="P14"><text:span text:style-name="T85">o</text:span><text:span text:style-name="T13">    </text:span><text:a xlink:type="simple" xlink:href="http://professorweb.ru/my/csharp/web/level8/8_3.php" text:style-name="Internet_20_link" text:visited-style-name="Visited_20_Internet_20_Link"><text:span text:style-name="T69">Создание приложений P2P</text:span></text:a></text:p>
      <text:p text:style-name="P14"><text:span text:style-name="T85">o</text:span><text:span text:style-name="T13">    </text:span><text:a xlink:type="simple" xlink:href="http://professorweb.ru/my/csharp/web/level8/8_4.php" text:style-name="Internet_20_link" text:visited-style-name="Visited_20_Internet_20_Link"><text:span text:style-name="T69">Пространство имен System.Net.PeerToPeer.Collaboration</text:span></text:a></text:p>
      <text:p text:style-name="P11"><text:span text:style-name="T52">·</text:span><text:span text:style-name="T1">     </text:span><text:span text:style-name="T75">7. Технология Message Queuing</text:span></text:p>
      <text:p text:style-name="P14"><text:span text:style-name="T85">o</text:span><text:span text:style-name="T13">    </text:span><text:a xlink:type="simple" xlink:href="http://professorweb.ru/my/csharp/web/level9/9_1.php" text:style-name="Internet_20_link" text:visited-style-name="Visited_20_Internet_20_Link"><text:span text:style-name="T69">Обзор Message Queuing</text:span></text:a></text:p>
      <text:p text:style-name="P14"><text:span text:style-name="T85">o</text:span><text:span text:style-name="T13">    </text:span><text:a xlink:type="simple" xlink:href="http://professorweb.ru/my/csharp/web/level9/9_2.php" text:style-name="Internet_20_link" text:visited-style-name="Visited_20_Internet_20_Link"><text:span text:style-name="T69">Архитектура Message Queuing</text:span></text:a></text:p>
      <text:p text:style-name="P14"><text:span text:style-name="T85">o</text:span><text:span text:style-name="T13">    </text:span><text:a xlink:type="simple" xlink:href="http://professorweb.ru/my/csharp/web/level9/9_3.php" text:style-name="Internet_20_link" text:visited-style-name="Visited_20_Internet_20_Link"><text:span text:style-name="T69">Программирование с использованием Message Queuing</text:span></text:a></text:p>
      <text:p text:style-name="P14"><text:span text:style-name="T85">o</text:span><text:span text:style-name="T13">    </text:span><text:a xlink:type="simple" xlink:href="http://professorweb.ru/my/csharp/web/level9/9_4.php" text:style-name="Internet_20_link" text:visited-style-name="Visited_20_Internet_20_Link"><text:span text:style-name="T69">Пример приложения Message Queuing</text:span></text:a></text:p>
      <text:p text:style-name="P14"><text:span text:style-name="T85">o</text:span><text:span text:style-name="T13">    </text:span><text:a xlink:type="simple" xlink:href="http://professorweb.ru/my/csharp/web/level9/9_5.php" text:style-name="Internet_20_link" text:visited-style-name="Visited_20_Internet_20_Link"><text:span text:style-name="T69">Транзакционные очереди</text:span></text:a></text:p>
      <text:p text:style-name="P11"><text:span text:style-name="T52">·</text:span><text:span text:style-name="T1">     </text:span><text:span text:style-name="T75">8. Синдикация RSS и Atom</text:span></text:p>
      <text:p text:style-name="P14"><text:span text:style-name="T85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69">Работа с RSS и Atom</text:span></text:a></text:p>
      <text:p text:style-name="P14"><text:span text:style-name="T85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69">Чтение каналов RSS и Atom</text:span></text:a></text:p>
      <text:p text:style-name="P14"><text:span text:style-name="T85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69">Предоставление каналов RSS и Atom</text:span></text:a></text:p>
      <text:p text:style-name="Text_20_body"> </text:p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p text:style-name="Text_20_body"> </text:p>
      <text:p text:style-name="P7">Элементы управления WPF</text:p>
      <text:p text:style-name="P9"><text:soft-page-break/>Содержание:</text:p>
      <text:p text:style-name="P18"/>
      <text:p text:style-name="P13"><text:span text:style-name="T56">·</text:span><text:span text:style-name="T5">     </text:span><text:span text:style-name="T78">1. Базовые элементы управления</text:span></text:p>
      <text:p text:style-name="P14"><text:span text:style-name="T80">o</text:span><text:span text:style-name="T8">    </text:span><text:a xlink:type="simple" xlink:href="http://professorweb.ru/my/WPF/UI_WPF/level6/6_1.php" text:style-name="Internet_20_link" text:visited-style-name="Visited_20_Internet_20_Link"><text:span text:style-name="T67">Обзор элементов управления</text:span></text:a></text:p>
      <text:p text:style-name="P14"><text:span text:style-name="T80">o</text:span><text:span text:style-name="T8">    </text:span><text:a xlink:type="simple" xlink:href="http://professorweb.ru/my/WPF/UI_WPF/level6/6_2.php" text:style-name="Internet_20_link" text:visited-style-name="Visited_20_Internet_20_Link"><text:span text:style-name="T67">Кисти фона и переднего плана</text:span></text:a></text:p>
      <text:p text:style-name="P14"><text:span text:style-name="T80">o</text:span><text:span text:style-name="T8">    </text:span><text:a xlink:type="simple" xlink:href="http://professorweb.ru/my/WPF/UI_WPF/level6/6_3.php" text:style-name="Internet_20_link" text:visited-style-name="Visited_20_Internet_20_Link"><text:span text:style-name="T67">Использование шрифтов</text:span></text:a></text:p>
      <text:p text:style-name="P14"><text:span text:style-name="T80">o</text:span><text:span text:style-name="T8">    </text:span><text:a xlink:type="simple" xlink:href="http://professorweb.ru/my/WPF/UI_WPF/level6/6_4.php" text:style-name="Internet_20_link" text:visited-style-name="Visited_20_Internet_20_Link"><text:span text:style-name="T67">Подстановка и встраивание шрифтов</text:span></text:a></text:p>
      <text:p text:style-name="P14"><text:span text:style-name="T80">o</text:span><text:span text:style-name="T8">    </text:span><text:a xlink:type="simple" xlink:href="http://professorweb.ru/my/WPF/UI_WPF/level6/6_5.php" text:style-name="Internet_20_link" text:visited-style-name="Visited_20_Internet_20_Link"><text:span text:style-name="T67">Курсоры мыши</text:span></text:a></text:p>
      <text:p text:style-name="P14"><text:span text:style-name="T80">o</text:span><text:span text:style-name="T8">    </text:span><text:a xlink:type="simple" xlink:href="http://professorweb.ru/my/WPF/UI_WPF/level6/6_6.php" text:style-name="Internet_20_link" text:visited-style-name="Visited_20_Internet_20_Link"><text:span text:style-name="T67">Элементы управления содержимым</text:span></text:a></text:p>
      <text:p text:style-name="P14"><text:span text:style-name="T80">o</text:span><text:span text:style-name="T8">    </text:span><text:a xlink:type="simple" xlink:href="http://professorweb.ru/my/WPF/UI_WPF/level6/6_7.php" text:style-name="Internet_20_link" text:visited-style-name="Visited_20_Internet_20_Link"><text:span text:style-name="T67">Выравнивание</text:span></text:a></text:p>
      <text:p text:style-name="P14"><text:span text:style-name="T80">o</text:span><text:span text:style-name="T8">    </text:span><text:a xlink:type="simple" xlink:href="http://professorweb.ru/my/WPF/UI_WPF/level6/6_8.php" text:style-name="Internet_20_link" text:visited-style-name="Visited_20_Internet_20_Link"><text:span text:style-name="T67">Метки</text:span></text:a></text:p>
      <text:p text:style-name="P14"><text:span text:style-name="T80">o</text:span><text:span text:style-name="T8">    </text:span><text:a xlink:type="simple" xlink:href="http://professorweb.ru/my/WPF/UI_WPF/level6/6_9.php" text:style-name="Internet_20_link" text:visited-style-name="Visited_20_Internet_20_Link"><text:span text:style-name="T67">Кнопки</text:span></text:a></text:p>
      <text:p text:style-name="P14"><text:span text:style-name="T80">o</text:span><text:span text:style-name="T8">    </text:span><text:a xlink:type="simple" xlink:href="http://professorweb.ru/my/WPF/UI_WPF/level6/6_10.php" text:style-name="Internet_20_link" text:visited-style-name="Visited_20_Internet_20_Link"><text:span text:style-name="T67">Всплывающие подсказки</text:span></text:a></text:p>
      <text:p text:style-name="P14"><text:span text:style-name="T80">o</text:span><text:span text:style-name="T8">    </text:span><text:a xlink:type="simple" xlink:href="http://professorweb.ru/my/WPF/UI_WPF/level6/6_11.php" text:style-name="Internet_20_link" text:visited-style-name="Visited_20_Internet_20_Link"><text:span text:style-name="T67">ToolTipService и Popup</text:span></text:a></text:p>
      <text:p text:style-name="P14"><text:span text:style-name="T80">o</text:span><text:span text:style-name="T8">    </text:span><text:a xlink:type="simple" xlink:href="http://professorweb.ru/my/WPF/UI_WPF/level6/6_12.php" text:style-name="Internet_20_link" text:visited-style-name="Visited_20_Internet_20_Link"><text:span text:style-name="T67">Класс ScrollViewer</text:span></text:a></text:p>
      <text:p text:style-name="P14"><text:span text:style-name="T80">o</text:span><text:span text:style-name="T8">    </text:span><text:a xlink:type="simple" xlink:href="http://professorweb.ru/my/WPF/UI_WPF/level6/6_13.php" text:style-name="Internet_20_link" text:visited-style-name="Visited_20_Internet_20_Link"><text:span text:style-name="T67">GroupBox и TabItem</text:span></text:a></text:p>
      <text:p text:style-name="P14"><text:span text:style-name="T80">o</text:span><text:span text:style-name="T8">    </text:span><text:a xlink:type="simple" xlink:href="http://professorweb.ru/my/WPF/UI_WPF/level6/6_14.php" text:style-name="Internet_20_link" text:visited-style-name="Visited_20_Internet_20_Link"><text:span text:style-name="T67">Expander</text:span></text:a></text:p>
      <text:p text:style-name="P14"><text:span text:style-name="T80">o</text:span><text:span text:style-name="T8">    </text:span><text:a xlink:type="simple" xlink:href="http://professorweb.ru/my/WPF/UI_WPF/level6/6_15.php" text:style-name="Internet_20_link" text:visited-style-name="Visited_20_Internet_20_Link"><text:span text:style-name="T67">TextBox</text:span></text:a></text:p>
      <text:p text:style-name="P14"><text:span text:style-name="T80">o</text:span><text:span text:style-name="T8">    </text:span><text:a xlink:type="simple" xlink:href="http://professorweb.ru/my/WPF/UI_WPF/level6/6_16.php" text:style-name="Internet_20_link" text:visited-style-name="Visited_20_Internet_20_Link"><text:span text:style-name="T67">Проверка правописания и класс PasswordBox</text:span></text:a></text:p>
      <text:p text:style-name="P14"><text:span text:style-name="T80">o</text:span><text:span text:style-name="T8">    </text:span><text:a xlink:type="simple" xlink:href="http://professorweb.ru/my/WPF/UI_WPF/level6/6_17.php" text:style-name="Internet_20_link" text:visited-style-name="Visited_20_Internet_20_Link"><text:span text:style-name="T67">ListBox и ComboBox</text:span></text:a></text:p>
      <text:p text:style-name="P14"><text:span text:style-name="T80">o</text:span><text:span text:style-name="T8">    </text:span><text:a xlink:type="simple" xlink:href="http://professorweb.ru/my/WPF/UI_WPF/level6/6_18.php" text:style-name="Internet_20_link" text:visited-style-name="Visited_20_Internet_20_Link"><text:span text:style-name="T67">Slider и ProgressBar</text:span></text:a></text:p>
      <text:p text:style-name="P14"><text:span text:style-name="T80">o</text:span><text:span text:style-name="T8">    </text:span><text:a xlink:type="simple" xlink:href="http://professorweb.ru/my/WPF/UI_WPF/level6/6_19.php" text:style-name="Internet_20_link" text:visited-style-name="Visited_20_Internet_20_Link"><text:span text:style-name="T67">Calendar и DatePicker</text:span></text:a></text:p>
      <text:p text:style-name="P13"><text:span text:style-name="T56">·</text:span><text:span text:style-name="T5">     </text:span><text:span text:style-name="T78">2. Класс Application</text:span></text:p>
      <text:p text:style-name="P14"><text:span text:style-name="T80">o</text:span><text:span text:style-name="T8">    </text:span><text:a xlink:type="simple" xlink:href="http://professorweb.ru/my/WPF/UI_WPF/level7/7_1.php" text:style-name="Internet_20_link" text:visited-style-name="Visited_20_Internet_20_Link"><text:span text:style-name="T67">Создание и останов приложения</text:span></text:a></text:p>
      <text:p text:style-name="P14"><text:span text:style-name="T80">o</text:span><text:span text:style-name="T8">    </text:span><text:a xlink:type="simple" xlink:href="http://professorweb.ru/my/WPF/UI_WPF/level7/7_2.php" text:style-name="Internet_20_link" text:visited-style-name="Visited_20_Internet_20_Link"><text:span text:style-name="T67">События класса Application</text:span></text:a></text:p>
      <text:p text:style-name="P14"><text:span text:style-name="T80">o</text:span><text:span text:style-name="T8">    </text:span><text:a xlink:type="simple" xlink:href="http://professorweb.ru/my/WPF/UI_WPF/level7/7_3.php" text:style-name="Internet_20_link" text:visited-style-name="Visited_20_Internet_20_Link"><text:span text:style-name="T67">Экран заставки</text:span></text:a></text:p>
      <text:p text:style-name="P14"><text:span text:style-name="T80">o</text:span><text:span text:style-name="T8">    </text:span><text:a xlink:type="simple" xlink:href="http://professorweb.ru/my/WPF/UI_WPF/level7/7_4.php" text:style-name="Internet_20_link" text:visited-style-name="Visited_20_Internet_20_Link"><text:span text:style-name="T67">Взаимодействие между окнами</text:span></text:a></text:p>
      <text:p text:style-name="P14"><text:span text:style-name="T80">o</text:span><text:span text:style-name="T8">    </text:span><text:a xlink:type="simple" xlink:href="http://professorweb.ru/my/WPF/UI_WPF/level7/7_5.php" text:style-name="Internet_20_link" text:visited-style-name="Visited_20_Internet_20_Link"><text:span text:style-name="T67">Приложение одного экземпляра</text:span></text:a></text:p>
      <text:p text:style-name="P14"><text:span text:style-name="T80">o</text:span><text:span text:style-name="T8">    </text:span><text:a xlink:type="simple" xlink:href="http://professorweb.ru/my/WPF/UI_WPF/level7/7_6.php" text:style-name="Internet_20_link" text:visited-style-name="Visited_20_Internet_20_Link"><text:span text:style-name="T67">Регистрация типа файла</text:span></text:a></text:p>
      <text:p text:style-name="P14"><text:span text:style-name="T80">o</text:span><text:span text:style-name="T8">    </text:span><text:a xlink:type="simple" xlink:href="http://professorweb.ru/my/WPF/UI_WPF/level7/7_7.php" text:style-name="Internet_20_link" text:visited-style-name="Visited_20_Internet_20_Link"><text:span text:style-name="T67">Ресурсы сборки</text:span></text:a></text:p>
      <text:p text:style-name="P14"><text:span text:style-name="T80">o</text:span><text:span text:style-name="T8">    </text:span><text:a xlink:type="simple" xlink:href="http://professorweb.ru/my/WPF/UI_WPF/level7/7_8.php" text:style-name="Internet_20_link" text:visited-style-name="Visited_20_Internet_20_Link"><text:span text:style-name="T67">Извлечение ресурсов</text:span></text:a></text:p>
      <text:p text:style-name="P14"><text:span text:style-name="T80">o</text:span><text:span text:style-name="T8">    </text:span><text:a xlink:type="simple" xlink:href="http://professorweb.ru/my/WPF/UI_WPF/level7/7_9.php" text:style-name="Internet_20_link" text:visited-style-name="Visited_20_Internet_20_Link"><text:span text:style-name="T67">Использование ресурсов</text:span></text:a></text:p>
      <text:p text:style-name="P14"><text:span text:style-name="T80">o</text:span><text:span text:style-name="T8">    </text:span><text:a xlink:type="simple" xlink:href="http://professorweb.ru/my/WPF/UI_WPF/level7/7_10.php" text:style-name="Internet_20_link" text:visited-style-name="Visited_20_Internet_20_Link"><text:span text:style-name="T67">Локализация приложения</text:span></text:a></text:p>
      <text:p text:style-name="P14"><text:span text:style-name="T80">o</text:span><text:span text:style-name="T8">    </text:span><text:a xlink:type="simple" xlink:href="http://professorweb.ru/my/WPF/UI_WPF/level7/7_11.php" text:style-name="Internet_20_link" text:visited-style-name="Visited_20_Internet_20_Link"><text:span text:style-name="T67">Процесс перевода</text:span></text:a></text:p>
      <text:p text:style-name="P13"><text:span text:style-name="T56">·</text:span><text:span text:style-name="T5">     </text:span><text:span text:style-name="T78">3. Элементы ListView, TreeView и DataGrid</text:span></text:p>
      <text:p text:style-name="P14"><text:span text:style-name="T80">o</text:span><text:span text:style-name="T8">    </text:span><text:a xlink:type="simple" xlink:href="http://professorweb.ru/my/WPF/UI_WPF/level22/22_1.php" text:style-name="Internet_20_link" text:visited-style-name="Visited_20_Internet_20_Link"><text:span text:style-name="T67">ListView</text:span></text:a></text:p>
      <text:p text:style-name="P14"><text:span text:style-name="T80">o</text:span><text:span text:style-name="T8">    </text:span><text:a xlink:type="simple" xlink:href="http://professorweb.ru/my/WPF/UI_WPF/level22/22_2.php" text:style-name="Internet_20_link" text:visited-style-name="Visited_20_Internet_20_Link"><text:span text:style-name="T67">Шаблоны ячеек ListView</text:span></text:a></text:p>
      <text:p text:style-name="P14"><text:span text:style-name="T80">o</text:span><text:span text:style-name="T8">    </text:span><text:a xlink:type="simple" xlink:href="http://professorweb.ru/my/WPF/UI_WPF/level22/22_3.php" text:style-name="Internet_20_link" text:visited-style-name="Visited_20_Internet_20_Link"><text:span text:style-name="T67">Создание специального представления</text:span></text:a></text:p>
      <text:p text:style-name="P14"><text:span text:style-name="T80">o</text:span><text:span text:style-name="T8">    </text:span><text:a xlink:type="simple" xlink:href="http://professorweb.ru/my/WPF/UI_WPF/level22/22_4.php" text:style-name="Internet_20_link" text:visited-style-name="Visited_20_Internet_20_Link"><text:span text:style-name="T67">Стили представления</text:span></text:a></text:p>
      <text:p text:style-name="P14"><text:span text:style-name="T80">o</text:span><text:span text:style-name="T8">    </text:span><text:a xlink:type="simple" xlink:href="http://professorweb.ru/my/WPF/UI_WPF/level22/22_5.php" text:style-name="Internet_20_link" text:visited-style-name="Visited_20_Internet_20_Link"><text:span text:style-name="T67">TreeView</text:span></text:a></text:p>
      <text:p text:style-name="P14"><text:span text:style-name="T80">o</text:span><text:span text:style-name="T8">    </text:span><text:a xlink:type="simple" xlink:href="http://professorweb.ru/my/WPF/UI_WPF/level22/22_6.php" text:style-name="Internet_20_link" text:visited-style-name="Visited_20_Internet_20_Link"><text:span text:style-name="T67">Создание узлов TreeView</text:span></text:a></text:p>
      <text:p text:style-name="P14"><text:span text:style-name="T80">o</text:span><text:span text:style-name="T8">    </text:span><text:a xlink:type="simple" xlink:href="http://professorweb.ru/my/WPF/UI_WPF/level22/22_7.php" text:style-name="Internet_20_link" text:visited-style-name="Visited_20_Internet_20_Link"><text:span text:style-name="T67">DataGrid</text:span></text:a></text:p>
      <text:p text:style-name="P14"><text:span text:style-name="T80">o</text:span><text:span text:style-name="T8">    </text:span><text:a xlink:type="simple" xlink:href="http://professorweb.ru/my/WPF/UI_WPF/level22/22_8.php" text:style-name="Internet_20_link" text:visited-style-name="Visited_20_Internet_20_Link"><text:span text:style-name="T67">Столбцы DataGrid</text:span></text:a></text:p>
      <text:p text:style-name="P14"><text:span text:style-name="T80">o</text:span><text:span text:style-name="T8">    </text:span><text:a xlink:type="simple" xlink:href="http://professorweb.ru/my/WPF/UI_WPF/level22/22_9.php" text:style-name="Internet_20_link" text:visited-style-name="Visited_20_Internet_20_Link"><text:span text:style-name="T67">Форматирование и стилизация столбцов DataGrid</text:span></text:a></text:p>
      <text:p text:style-name="P14"><text:span text:style-name="T80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67">Форматирование строк DataGrid</text:span></text:a></text:p>
      <text:p text:style-name="P14"><text:span text:style-name="T80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67">Настройка DataGrid</text:span></text:a></text:p>
      <text:p text:style-name="P13"><text:span text:style-name="T56">·</text:span><text:span text:style-name="T5">     </text:span><text:span text:style-name="T78">4. Окна</text:span></text:p>
      <text:p text:style-name="P14"><text:soft-page-break/><text:span text:style-name="T80">o</text:span><text:span text:style-name="T8">    </text:span><text:a xlink:type="simple" xlink:href="http://professorweb.ru/my/WPF/UI_WPF/level23/23_1.php" text:style-name="Internet_20_link" text:visited-style-name="Visited_20_Internet_20_Link"><text:span text:style-name="T67">Класс Window</text:span></text:a></text:p>
      <text:p text:style-name="P14"><text:span text:style-name="T80">o</text:span><text:span text:style-name="T8">    </text:span><text:a xlink:type="simple" xlink:href="http://professorweb.ru/my/WPF/UI_WPF/level23/23_2.php" text:style-name="Internet_20_link" text:visited-style-name="Visited_20_Internet_20_Link"><text:span text:style-name="T67">Отображение окна</text:span></text:a></text:p>
      <text:p text:style-name="P14"><text:span text:style-name="T80">o</text:span><text:span text:style-name="T8">    </text:span><text:a xlink:type="simple" xlink:href="http://professorweb.ru/my/WPF/UI_WPF/level23/23_3.php" text:style-name="Internet_20_link" text:visited-style-name="Visited_20_Internet_20_Link"><text:span text:style-name="T67">Взаимодействие окон</text:span></text:a></text:p>
      <text:p text:style-name="P14"><text:span text:style-name="T80">o</text:span><text:span text:style-name="T8">    </text:span><text:a xlink:type="simple" xlink:href="http://professorweb.ru/my/WPF/UI_WPF/level23/23_4.php" text:style-name="Internet_20_link" text:visited-style-name="Visited_20_Internet_20_Link"><text:span text:style-name="T67">Диалоговые окна</text:span></text:a></text:p>
      <text:p text:style-name="P14"><text:span text:style-name="T80">o</text:span><text:span text:style-name="T8">    </text:span><text:a xlink:type="simple" xlink:href="http://professorweb.ru/my/WPF/UI_WPF/level23/23_5.php" text:style-name="Internet_20_link" text:visited-style-name="Visited_20_Internet_20_Link"><text:span text:style-name="T67">Окна нестандартной формы</text:span></text:a></text:p>
      <text:p text:style-name="P14"><text:span text:style-name="T80">o</text:span><text:span text:style-name="T8">    </text:span><text:a xlink:type="simple" xlink:href="http://professorweb.ru/my/WPF/UI_WPF/level23/23_6.php" text:style-name="Internet_20_link" text:visited-style-name="Visited_20_Internet_20_Link"><text:span text:style-name="T67">Настройка нестандартных окон</text:span></text:a></text:p>
      <text:p text:style-name="P14"><text:span text:style-name="T80">o</text:span><text:span text:style-name="T8">    </text:span><text:a xlink:type="simple" xlink:href="http://professorweb.ru/my/WPF/UI_WPF/level23/23_7.php" text:style-name="Internet_20_link" text:visited-style-name="Visited_20_Internet_20_Link"><text:span text:style-name="T67">Шаблон окна</text:span></text:a></text:p>
      <text:p text:style-name="P14"><text:span text:style-name="T80">o</text:span><text:span text:style-name="T8">    </text:span><text:a xlink:type="simple" xlink:href="http://professorweb.ru/my/WPF/UI_WPF/level23/23_8.php" text:style-name="Internet_20_link" text:visited-style-name="Visited_20_Internet_20_Link"><text:span text:style-name="T67">Эффект AeroGlass</text:span></text:a></text:p>
      <text:p text:style-name="P14"><text:span text:style-name="T80">o</text:span><text:span text:style-name="T8">    </text:span><text:a xlink:type="simple" xlink:href="http://professorweb.ru/my/WPF/UI_WPF/level23/23_9.php" text:style-name="Internet_20_link" text:visited-style-name="Visited_20_Internet_20_Link"><text:span text:style-name="T67">Панель задач Windows 7</text:span></text:a></text:p>
      <text:p text:style-name="P14"><text:span text:style-name="T80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67">Списки используемых элементов в панели задач</text:span></text:a></text:p>
      <text:p text:style-name="P14"><text:span text:style-name="T80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67">Изменение значков и окон предварительного просмотра, отображаемых в панели задач</text:span></text:a></text:p>
      <text:p text:style-name="P13"><text:span text:style-name="T54">·</text:span><text:span text:style-name="T3">     </text:span><text:span text:style-name="T76">5. Страницы и навигация</text:span></text:p>
      <text:p text:style-name="P14"><text:span text:style-name="T82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68">Страничная навигация</text:span></text:a></text:p>
      <text:p text:style-name="P14"><text:span text:style-name="T82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68">Страничные интерфейсы</text:span></text:a></text:p>
      <text:p text:style-name="P14"><text:span text:style-name="T82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68">Гиперссылки</text:span></text:a></text:p>
      <text:p text:style-name="P14"><text:span text:style-name="T82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68">Размещение страниц</text:span></text:a></text:p>
      <text:p text:style-name="P14"><text:span text:style-name="T82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68">Хронология страниц</text:span></text:a></text:p>
      <text:p text:style-name="P14"><text:span text:style-name="T82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68">Служба навигации</text:span></text:a></text:p>
      <text:p text:style-name="P14"><text:span text:style-name="T82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68">Управление журналом навигации</text:span></text:a></text:p>
      <text:p text:style-name="P14"><text:span text:style-name="T82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68">Добавление в журнал специальных элементов</text:span></text:a></text:p>
      <text:p text:style-name="P14"><text:span text:style-name="T82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68">Страничные функции</text:span></text:a></text:p>
      <text:p text:style-name="P14"><text:span text:style-name="T82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68">Приложения XBAP</text:span></text:a></text:p>
      <text:p text:style-name="P14"><text:span text:style-name="T82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68">Элемент управления WebBrowser</text:span></text:a></text:p>
      <text:p text:style-name="P14"><text:span text:style-name="T82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68">Написание сценариев для веб-страницы с помощью .NET</text:span></text:a></text:p>
      <text:p text:style-name="P13"><text:span text:style-name="T56">·</text:span><text:span text:style-name="T5">     </text:span><text:span text:style-name="T78">6. Меню, панели инструментов и ленты (Ribbon)</text:span></text:p>
      <text:p text:style-name="P14"><text:span text:style-name="T80">o</text:span><text:span text:style-name="T8">    </text:span><text:a xlink:type="simple" xlink:href="http://professorweb.ru/my/WPF/UI_WPF/level25/25_1.php" text:style-name="Internet_20_link" text:visited-style-name="Visited_20_Internet_20_Link"><text:span text:style-name="T67">Меню</text:span></text:a></text:p>
      <text:p text:style-name="P14"><text:span text:style-name="T80">o</text:span><text:span text:style-name="T8">    </text:span><text:a xlink:type="simple" xlink:href="http://professorweb.ru/my/WPF/UI_WPF/level25/25_2.php" text:style-name="Internet_20_link" text:visited-style-name="Visited_20_Internet_20_Link"><text:span text:style-name="T67">Элементы меню</text:span></text:a></text:p>
      <text:p text:style-name="P14"><text:span text:style-name="T80">o</text:span><text:span text:style-name="T8">    </text:span><text:a xlink:type="simple" xlink:href="http://professorweb.ru/my/WPF/UI_WPF/level25/25_3.php" text:style-name="Internet_20_link" text:visited-style-name="Visited_20_Internet_20_Link"><text:span text:style-name="T67">Элемент управления ToolBar</text:span></text:a></text:p>
      <text:p text:style-name="P14"><text:span text:style-name="T80">o</text:span><text:span text:style-name="T8">    </text:span><text:a xlink:type="simple" xlink:href="http://professorweb.ru/my/WPF/UI_WPF/level25/25_4.php" text:style-name="Internet_20_link" text:visited-style-name="Visited_20_Internet_20_Link"><text:span text:style-name="T67">Элементы управления ToolBarTray и StatusBar</text:span></text:a></text:p>
      <text:p text:style-name="P14"><text:span text:style-name="T80">o</text:span><text:span text:style-name="T8">    </text:span><text:a xlink:type="simple" xlink:href="http://professorweb.ru/my/WPF/UI_WPF/level25/25_5.php" text:style-name="Internet_20_link" text:visited-style-name="Visited_20_Internet_20_Link"><text:span text:style-name="T67">Ленты</text:span></text:a></text:p>
      <text:p text:style-name="P14"><text:span text:style-name="T80">o</text:span><text:span text:style-name="T8">    </text:span><text:a xlink:type="simple" xlink:href="http://professorweb.ru/my/WPF/UI_WPF/level25/25_6.php" text:style-name="Internet_20_link" text:visited-style-name="Visited_20_Internet_20_Link"><text:span text:style-name="T67">Настройка Ribbon</text:span></text:a></text:p>
      <text:p text:style-name="P13"><text:span text:style-name="T56">·</text:span><text:span text:style-name="T5">     </text:span><text:span text:style-name="T78">7. Звук и видео</text:span></text:p>
      <text:p text:style-name="P14"><text:span text:style-name="T80">o</text:span><text:span text:style-name="T8">    </text:span><text:a xlink:type="simple" xlink:href="http://professorweb.ru/my/WPF/UI_WPF/level26/26_1.php" text:style-name="Internet_20_link" text:visited-style-name="Visited_20_Internet_20_Link"><text:span text:style-name="T67">Воспроизведение WAV-аудио</text:span></text:a></text:p>
      <text:p text:style-name="P14"><text:span text:style-name="T80">o</text:span><text:span text:style-name="T8">    </text:span><text:a xlink:type="simple" xlink:href="http://professorweb.ru/my/WPF/UI_WPF/level26/26_2.php" text:style-name="Internet_20_link" text:visited-style-name="Visited_20_Internet_20_Link"><text:span text:style-name="T67">Класс MediaPlayer</text:span></text:a></text:p>
      <text:p text:style-name="P14"><text:span text:style-name="T80">o</text:span><text:span text:style-name="T8">    </text:span><text:a xlink:type="simple" xlink:href="http://professorweb.ru/my/WPF/UI_WPF/level26/26_3.php" text:style-name="Internet_20_link" text:visited-style-name="Visited_20_Internet_20_Link"><text:span text:style-name="T67">Элемент MediaElement</text:span></text:a></text:p>
      <text:p text:style-name="P14"><text:span text:style-name="T80">o</text:span><text:span text:style-name="T8">    </text:span><text:a xlink:type="simple" xlink:href="http://professorweb.ru/my/WPF/UI_WPF/level26/26_4.php" text:style-name="Internet_20_link" text:visited-style-name="Visited_20_Internet_20_Link"><text:span text:style-name="T67">Воспроизведение аудио с помощью триггеров</text:span></text:a></text:p>
      <text:p text:style-name="P14"><text:span text:style-name="T80">o</text:span><text:span text:style-name="T8">    </text:span><text:a xlink:type="simple" xlink:href="http://professorweb.ru/my/WPF/UI_WPF/level26/26_5.php" text:style-name="Internet_20_link" text:visited-style-name="Visited_20_Internet_20_Link"><text:span text:style-name="T67">Изменение громкости, баланса, скорости и позиции воспроизведения</text:span></text:a></text:p>
      <text:p text:style-name="P14"><text:span text:style-name="T80">o</text:span><text:span text:style-name="T8">    </text:span><text:a xlink:type="simple" xlink:href="http://professorweb.ru/my/WPF/UI_WPF/level26/26_6.php" text:style-name="Internet_20_link" text:visited-style-name="Visited_20_Internet_20_Link"><text:span text:style-name="T67">Видео</text:span></text:a></text:p>
      <text:p text:style-name="P14"><text:span text:style-name="T82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68">Синтез речи</text:span></text:a></text:p>
      <text:p text:style-name="P14"><text:span text:style-name="T82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68">Распознавание текста</text:span></text:a></text:p>
      <text:p text:style-name="P17"> </text:p>
      <text:p text:style-name="P17"> </text:p>
      <text:p text:style-name="P7">Привязка, стили и команды WPF</text:p>
      <text:p text:style-name="P9">Содержание:</text:p>
      <text:p text:style-name="P18"><text:soft-page-break/></text:p>
      <text:p text:style-name="P13"><text:span text:style-name="T56">·</text:span><text:span text:style-name="T5">     </text:span><text:span text:style-name="T78">1. Привязка элементов</text:span></text:p>
      <text:p text:style-name="P14"><text:span text:style-name="T80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67">Связывание элементов</text:span></text:a></text:p>
      <text:p text:style-name="P14"><text:span text:style-name="T80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67">Режимы привязки</text:span></text:a></text:p>
      <text:p text:style-name="P14"><text:span text:style-name="T80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67">Создание привязки в коде</text:span></text:a></text:p>
      <text:p text:style-name="P14"><text:span text:style-name="T80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67">Множественные привязки</text:span></text:a></text:p>
      <text:p text:style-name="P14"><text:span text:style-name="T80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67">Обновление привязок</text:span></text:a></text:p>
      <text:p text:style-name="P14"><text:span text:style-name="T80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67">Привязка к объектам</text:span></text:a></text:p>
      <text:p text:style-name="P13"><text:span text:style-name="T56">·</text:span><text:span text:style-name="T5">     </text:span><text:span text:style-name="T78">2. Команды</text:span></text:p>
      <text:p text:style-name="P14"><text:span text:style-name="T80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67">Команды</text:span></text:a></text:p>
      <text:p text:style-name="P14"><text:span text:style-name="T80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67">Модели команд</text:span></text:a></text:p>
      <text:p text:style-name="P14"><text:span text:style-name="T80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67">Библиотека команд</text:span></text:a></text:p>
      <text:p text:style-name="P14"><text:span text:style-name="T80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67">Выполнение команд</text:span></text:a></text:p>
      <text:p text:style-name="P14"><text:span text:style-name="T80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67">Настройка команд</text:span></text:a></text:p>
      <text:p text:style-name="P14"><text:span text:style-name="T80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67">Отключение команд</text:span></text:a></text:p>
      <text:p text:style-name="P14"><text:span text:style-name="T80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67">Встроенные команды</text:span></text:a></text:p>
      <text:p text:style-name="P14"><text:span text:style-name="T80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67">Специальные команды</text:span></text:a></text:p>
      <text:p text:style-name="P13"><text:span text:style-name="T56">·</text:span><text:span text:style-name="T5">     </text:span><text:span text:style-name="T78">3. Ресурсы</text:span></text:p>
      <text:p text:style-name="P14"><text:span text:style-name="T80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67">Ресурсы</text:span></text:a></text:p>
      <text:p text:style-name="P14"><text:span text:style-name="T80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67">Иерархия ресурсов</text:span></text:a></text:p>
      <text:p text:style-name="P14"><text:span text:style-name="T80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67">Статические и динамические ресурсы</text:span></text:a></text:p>
      <text:p text:style-name="P14"><text:span text:style-name="T80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67">Неразделяемые ресурсы</text:span></text:a></text:p>
      <text:p text:style-name="P14"><text:span text:style-name="T80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67">Ресурсы приложения и системы</text:span></text:a></text:p>
      <text:p text:style-name="P14"><text:span text:style-name="T80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67">Словари ресурсов</text:span></text:a></text:p>
      <text:p text:style-name="P14"><text:span text:style-name="T80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67">Разделение ресурсов между сборками</text:span></text:a></text:p>
      <text:p text:style-name="P13"><text:span text:style-name="T56">·</text:span><text:span text:style-name="T5">     </text:span><text:span text:style-name="T78">4. Стили</text:span></text:p>
      <text:p text:style-name="P14"><text:span text:style-name="T80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67">Стили</text:span></text:a></text:p>
      <text:p text:style-name="P14"><text:span text:style-name="T80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67">Создание объекта стиля</text:span></text:a></text:p>
      <text:p text:style-name="P14"><text:span text:style-name="T80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67">Установка свойств стилей</text:span></text:a></text:p>
      <text:p text:style-name="P14"><text:span text:style-name="T80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67">Присоединение обработчиков событий</text:span></text:a></text:p>
      <text:p text:style-name="P14"><text:span text:style-name="T80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67">Множество уровней стилей</text:span></text:a></text:p>
      <text:p text:style-name="P14"><text:span text:style-name="T80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67">Автоматическое применение стилей</text:span></text:a></text:p>
      <text:p text:style-name="P14"><text:span text:style-name="T80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67">Триггеры</text:span></text:a></text:p>
      <text:p text:style-name="P14"><text:span text:style-name="T80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67">Триггер события</text:span></text:a></text:p>
      <text:p text:style-name="P14"><text:span text:style-name="T89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74">Поведения</text:span></text:a></text:p>
      <text:p text:style-name="P14"><text:span text:style-name="T89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74">Создание поведений</text:span></text:a></text:p>
      <text:p text:style-name="P14"><text:span text:style-name="T89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74">Использование поведений</text:span></text:a></text:p>
      <text:p text:style-name="P13"><text:span text:style-name="T56">·</text:span><text:span text:style-name="T5">     </text:span><text:span text:style-name="T78">5. Привязка данных</text:span></text:p>
      <text:p text:style-name="P14"><text:span text:style-name="T80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67">Привязка данных из базы</text:span></text:a></text:p>
      <text:p text:style-name="P14"><text:span text:style-name="T80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67">Привязка к коллекции объектов</text:span></text:a></text:p>
      <text:p text:style-name="P14"><text:span text:style-name="T80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67">Проверка достоверности</text:span></text:a></text:p>
      <text:p text:style-name="P14"><text:span text:style-name="T80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67">Поставщики данных</text:span></text:a></text:p>
      <text:p text:style-name="P14"><text:span text:style-name="T80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67">Привязка данных и LINQ</text:span></text:a></text:p>
      <text:p text:style-name="P13"><text:span text:style-name="T52">·</text:span><text:span text:style-name="T1">     </text:span><text:span text:style-name="T75">6. Форматирование привязанных данных</text:span></text:p>
      <text:p text:style-name="P14"><text:span text:style-name="T88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73">Преобразование данных</text:span></text:a></text:p>
      <text:p text:style-name="P14"><text:span text:style-name="T88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73">Списочные элементы управления</text:span></text:a></text:p>
      <text:p text:style-name="P14"><text:span text:style-name="T88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73">Стилизация списков</text:span></text:a></text:p>
      <text:p text:style-name="P14"><text:span text:style-name="T87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72">Шаблоны данных</text:span></text:a></text:p>
      <text:p text:style-name="P17"><text:soft-page-break/> </text:p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<text:span text:style-name="T98">__</text:span> - проходил кажется на 99 %</text:p>
      <text:p text:style-name="P17"> </text:p>
      <text:p text:style-name="P17"> </text:p>
      <text:p text:style-name="P6">Графика и анимация WPF</text:p>
      <text:p text:style-name="P10"><text:a xlink:type="simple" xlink:href="http://professorweb.ru/my/WPF/base_WPF/level1/info_WPF.php" text:style-name="Internet_20_link" text:visited-style-name="Visited_20_Internet_20_Link"><text:span text:style-name="T66">WPF</text:span></text:a> <text:span text:style-name="T97">--- Графика и анимация WPF</text:span></text:p>
      <text:p text:style-name="P8">Содержание:</text:p>
      <text:p text:style-name="P18"/>
      <text:p text:style-name="P11"><text:span text:style-name="T56">·</text:span><text:span text:style-name="T5">     </text:span><text:span text:style-name="T78">1. Фигуры, кисти и трансформации</text:span></text:p>
      <text:p text:style-name="P14"><text:span text:style-name="T80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67">Фигуры</text:span></text:a></text:p>
      <text:p text:style-name="P14"><text:span text:style-name="T80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67">Rectangle и Ellipse</text:span></text:a></text:p>
      <text:p text:style-name="P14"><text:span text:style-name="T80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67">Размеры и расположение фигур</text:span></text:a></text:p>
      <text:p text:style-name="P14"><text:span text:style-name="T80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67">Viewbox</text:span></text:a></text:p>
      <text:p text:style-name="P14"><text:span text:style-name="T80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67">Line</text:span></text:a></text:p>
      <text:p text:style-name="P14"><text:span text:style-name="T80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67">Polyline и Polygon</text:span></text:a></text:p>
      <text:p text:style-name="P14"><text:span text:style-name="T80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67">Настройка линий</text:span></text:a></text:p>
      <text:p text:style-name="P14"><text:span text:style-name="T80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67">Привязка к пикселям</text:span></text:a></text:p>
      <text:p text:style-name="P14"><text:span text:style-name="T80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67">Кисти</text:span></text:a></text:p>
      <text:p text:style-name="P14"><text:span text:style-name="T80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67">LinearGradientBrush</text:span></text:a></text:p>
      <text:p text:style-name="P14"><text:span text:style-name="T80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67">RadialGradientBrush</text:span></text:a></text:p>
      <text:p text:style-name="P14"><text:span text:style-name="T80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67">ImageBrush</text:span></text:a></text:p>
      <text:p text:style-name="P14"><text:span text:style-name="T80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67">Текстуры</text:span></text:a></text:p>
      <text:p text:style-name="P14"><text:span text:style-name="T80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67">VisualBrush</text:span></text:a></text:p>
      <text:p text:style-name="P14"><text:span text:style-name="T80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67">BitmapCacheBrush</text:span></text:a></text:p>
      <text:p text:style-name="P14"><text:span text:style-name="T80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67">Трансформации</text:span></text:a></text:p>
      <text:p text:style-name="P14"><text:span text:style-name="T80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67">Трансформация фигур</text:span></text:a></text:p>
      <text:p text:style-name="P14"><text:span text:style-name="T80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67">Трансформация элементов</text:span></text:a></text:p>
      <text:p text:style-name="P14"><text:span text:style-name="T80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67">Прозрачность</text:span></text:a></text:p>
      <text:p text:style-name="P14"><text:span text:style-name="T80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67">Маски непрозрачности</text:span></text:a></text:p>
      <text:p text:style-name="P11"><text:span text:style-name="T56">·</text:span><text:span text:style-name="T5">     </text:span><text:span text:style-name="T78">2. Классы Geometry и Drawing</text:span></text:p>
      <text:p text:style-name="P14"><text:span text:style-name="T80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67">Классы Path и Geometry</text:span></text:a></text:p>
      <text:p text:style-name="P14"><text:span text:style-name="T80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67">GeometryGroup</text:span></text:a></text:p>
      <text:p text:style-name="P14"><text:span text:style-name="T80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67">CombinedGeometry</text:span></text:a></text:p>
      <text:p text:style-name="P14"><text:span text:style-name="T80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67">PathGeometry</text:span></text:a></text:p>
      <text:p text:style-name="P14"><text:span text:style-name="T80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67">Мини-язык описания геометрии</text:span></text:a></text:p>
      <text:p text:style-name="P14"><text:span text:style-name="T80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67">Кадрирование геометрии</text:span></text:a></text:p>
      <text:p text:style-name="P14"><text:span text:style-name="T80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67">Рисунки</text:span></text:a></text:p>
      <text:p text:style-name="P14"><text:soft-page-break/><text:span text:style-name="T80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67">Экспорт рисунка</text:span></text:a></text:p>
      <text:p text:style-name="P12"><text:span text:style-name="T52">·</text:span><text:span text:style-name="T1">     </text:span><text:span text:style-name="T75">3. Эффекты и класс Visual</text:span></text:p>
      <text:p text:style-name="P14"><text:span text:style-name="T87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72">Класс Visual</text:span></text:a></text:p>
      <text:p text:style-name="P14"><text:span text:style-name="T87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72">Помещение визуальных объектов в оболочку элемента</text:span></text:a></text:p>
      <text:p text:style-name="P14"><text:span text:style-name="T87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72">Эффекты</text:span></text:a></text:p>
      <text:p text:style-name="P14"><text:span text:style-name="T87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72">ShaderEffect</text:span></text:a></text:p>
      <text:p text:style-name="P14"><text:span text:style-name="T87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72">WriteableBitmap</text:span></text:a></text:p>
      <text:p text:style-name="P14"><text:span text:style-name="T87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72">Запись пикселей</text:span></text:a></text:p>
      <text:p text:style-name="P12"><text:span text:style-name="T52">·</text:span><text:span text:style-name="T1">     </text:span><text:span text:style-name="T75">4. Основы анимации</text:span></text:p>
      <text:p text:style-name="P14"><text:span text:style-name="T87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72">Понятие анимации</text:span></text:a></text:p>
      <text:p text:style-name="P14"><text:span text:style-name="T87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72">Базовые анимации</text:span></text:a></text:p>
      <text:p text:style-name="P14"><text:span text:style-name="T87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72">Анимация в коде</text:span></text:a></text:p>
      <text:p text:style-name="P14"><text:span text:style-name="T87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72">Свойства линейной анимации</text:span></text:a></text:p>
      <text:p text:style-name="P14"><text:span text:style-name="T87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72">Время жизни анимации</text:span></text:a></text:p>
      <text:p text:style-name="P14"><text:span text:style-name="T87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72">Класс TimeLine</text:span></text:a></text:p>
      <text:p text:style-name="P14"><text:span text:style-name="T87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72">Раскадровка</text:span></text:a></text:p>
      <text:p text:style-name="P14"><text:span text:style-name="T87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72">Перекрывающиеся и синхронизированные анимации</text:span></text:a></text:p>
      <text:p text:style-name="P14"><text:span text:style-name="T87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72">Управление воспроизведением</text:span></text:a></text:p>
      <text:p text:style-name="P14"><text:span text:style-name="T87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72">Эффект вытеснения</text:span></text:a></text:p>
      <text:p text:style-name="P14"><text:span text:style-name="T87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72">Отслеживание хода анимации</text:span></text:a></text:p>
      <text:p text:style-name="P14"><text:span text:style-name="T87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72">Плавность анимации</text:span></text:a></text:p>
      <text:p text:style-name="P14"><text:span text:style-name="T87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72">Режимы плавности</text:span></text:a></text:p>
      <text:p text:style-name="P14"><text:span text:style-name="T87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72">Создание специальной функции плавности</text:span></text:a></text:p>
      <text:p text:style-name="P14"><text:span text:style-name="T87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72">Производительность анимации</text:span></text:a></text:p>
      <text:p text:style-name="P14"><text:span text:style-name="T87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72">Кэширование изображений</text:span></text:a></text:p>
      <text:p text:style-name="P11"><text:span text:style-name="T54">·</text:span><text:span text:style-name="T3">     </text:span><text:span text:style-name="T75">5</text:span><text:span text:style-name="T76">. Расширенная анимация</text:span></text:p>
      <text:p text:style-name="P14"><text:span text:style-name="T82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68">Анимированные трансформации</text:span></text:a></text:p>
      <text:p text:style-name="P14"><text:span text:style-name="T82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68">Множество анимированных трансформаций</text:span></text:a></text:p>
      <text:p text:style-name="P14"><text:span text:style-name="T82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68">Анимированные кисти</text:span></text:a></text:p>
      <text:p text:style-name="P14"><text:span text:style-name="T82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68">Анимация построителя текстуры</text:span></text:a></text:p>
      <text:p text:style-name="P14"><text:span text:style-name="T82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68">Анимация ключевого кадра</text:span></text:a></text:p>
      <text:p text:style-name="P14"><text:span text:style-name="T82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68">Сплайновые анимации ключевого кадра</text:span></text:a></text:p>
      <text:p text:style-name="P14"><text:span text:style-name="T82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68">Анимация на основе пути</text:span></text:a></text:p>
      <text:p text:style-name="P14"><text:span text:style-name="T82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68">Анимация на основе кадра</text:span></text:a></text:p>
      <text:p text:style-name="P11"><text:span text:style-name="T54">·</text:span><text:span text:style-name="T3">     </text:span><text:span text:style-name="T76">6. Трехмерная графика</text:span></text:p>
      <text:p text:style-name="P14"><text:span text:style-name="T82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68">Основы трехмерной графики</text:span></text:a></text:p>
      <text:p text:style-name="P14"><text:span text:style-name="T82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68">Трехмерные объекты</text:span></text:a></text:p>
      <text:p text:style-name="P14"><text:span text:style-name="T82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68">Геометрия трехмерных объектов</text:span></text:a></text:p>
      <text:p text:style-name="P14"><text:span text:style-name="T82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68">Источники света</text:span></text:a></text:p>
      <text:p text:style-name="P14"><text:span text:style-name="T82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68">Камера</text:span></text:a></text:p>
      <text:p text:style-name="P14"><text:span text:style-name="T82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68">Текстурирование и нормали</text:span></text:a></text:p>
      <text:p text:style-name="P14"><text:span text:style-name="T82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68">Сложные трехмерные фигуры</text:span></text:a></text:p>
      <text:p text:style-name="P14"><text:span text:style-name="T82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68">Материалы</text:span></text:a></text:p>
      <text:p text:style-name="P14"><text:span text:style-name="T82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68">Отображение текстур</text:span></text:a></text:p>
      <text:p text:style-name="P14"><text:span text:style-name="T82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68">Трансформации и вращения трехмерной графики</text:span></text:a></text:p>
      <text:p text:style-name="P14"><text:span text:style-name="T82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68">«Полеты» трехмерных фигур</text:span></text:a></text:p>
      <text:p text:style-name="P14"><text:span text:style-name="T82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68">Шаровый манипулятор</text:span></text:a></text:p>
      <text:p text:style-name="Text_20_body"> </text:p>
      <text:p text:style-name="Text_20_body"><text:span text:style-name="T91">___</text:span> - прочел, полностью пройдено</text:p>
      <text:p text:style-name="Text_20_body"><text:soft-page-break/><text:span text:style-name="T92">___</text:span> - перечитать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p text:style-name="P6">Шаблоны и пользовательские элементы управления WPF</text:p>
      <text:p text:style-name="P10"><text:a xlink:type="simple" xlink:href="http://professorweb.ru/my/WPF/base_WPF/level1/info_WPF.php" text:style-name="Internet_20_link" text:visited-style-name="Visited_20_Internet_20_Link"><text:span text:style-name="T66">WPF</text:span></text:a> <text:span text:style-name="T97">--- Шаблоны и пользовательские элементы управления WPF</text:span></text:p>
      <text:p text:style-name="P8">Содержание:</text:p>
      <text:p text:style-name="P18"/>
      <text:p text:style-name="P11"><text:span text:style-name="T56">·</text:span><text:span text:style-name="T5">     </text:span><text:span text:style-name="T75">1. </text:span><text:span text:style-name="T78">Шаблоны элементов управления</text:span></text:p>
      <text:p text:style-name="P14"><text:span text:style-name="T80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67">Логические и визуальные деревья</text:span></text:a></text:p>
      <text:p text:style-name="P14"><text:span text:style-name="T80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67">Программный просмотр логического и визуального дерева</text:span></text:a></text:p>
      <text:p text:style-name="P14"><text:span text:style-name="T80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67">Шаблоны</text:span></text:a></text:p>
      <text:p text:style-name="P14"><text:span text:style-name="T80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67">Анализ элементов управления</text:span></text:a></text:p>
      <text:p text:style-name="P14"><text:span text:style-name="T80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67">Создание шаблонов</text:span></text:a></text:p>
      <text:p text:style-name="P14"><text:span text:style-name="T80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67">Триггеры, изменяющие свойства</text:span></text:a></text:p>
      <text:p text:style-name="P14"><text:span text:style-name="T80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67">Триггеры, использующие анимацию</text:span></text:a></text:p>
      <text:p text:style-name="P14"><text:span text:style-name="T80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67">Организация ресурсов для шаблонов</text:span></text:a></text:p>
      <text:p text:style-name="P14"><text:span text:style-name="T80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67">Автоматическое применение шаблонов</text:span></text:a></text:p>
      <text:p text:style-name="P14"><text:span text:style-name="T80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67">Обложки</text:span></text:a></text:p>
      <text:p text:style-name="P14"><text:span text:style-name="T80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67">Построение сложного шаблона</text:span></text:a></text:p>
      <text:p text:style-name="P14"><text:span text:style-name="T80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67">Модификация полосы прокрутки</text:span></text:a></text:p>
      <text:p text:style-name="P14"><text:span text:style-name="T80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67">Примеры шаблонов элементов управления</text:span></text:a></text:p>
      <text:p text:style-name="P14"><text:span text:style-name="T80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67">Визуальные состояния</text:span></text:a></text:p>
      <text:p text:style-name="P11"><text:span text:style-name="T52">·</text:span><text:span text:style-name="T1">     </text:span><text:span text:style-name="T75">2. Пользовательские элементы WPF</text:span></text:p>
      <text:p text:style-name="P14"><text:span text:style-name="T80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67">Пользовательские элементы</text:span></text:a></text:p>
      <text:p text:style-name="P14"><text:span text:style-name="T80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67">Построение пользовательского элемента</text:span></text:a></text:p>
      <text:p text:style-name="P14"><text:span text:style-name="T80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67">Добавление кода разметки</text:span></text:a></text:p>
      <text:p text:style-name="P14"><text:span text:style-name="T80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67">Поддержка команд</text:span></text:a></text:p>
      <text:p text:style-name="P14"><text:span text:style-name="T80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67">UserControl</text:span></text:a></text:p>
      <text:p text:style-name="P14"><text:span text:style-name="T80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67">Создание элемента управления, лишенного внешнего вида</text:span></text:a></text:p>
      <text:p text:style-name="P14"><text:span text:style-name="T80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67">Поддержка визуальных состояний</text:span></text:a></text:p>
      <text:p text:style-name="P14"><text:span text:style-name="T80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67">Шаблон элемента управления по умолчанию</text:span></text:a></text:p>
      <text:p text:style-name="P14"><text:span text:style-name="T80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67">Переходы между состояниями</text:span></text:a></text:p>
      <text:p text:style-name="P14"><text:span text:style-name="T80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67">Использование FlipPanel</text:span></text:a></text:p>
      <text:p text:style-name="P14"><text:span text:style-name="T87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72">Создание панелей компоновки</text:span></text:a></text:p>
      <text:p text:style-name="P14"><text:span text:style-name="T87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72">Примеры пользовательских панелей компоновки</text:span></text:a></text:p>
      <text:p text:style-name="P14"><text:span text:style-name="T87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72">Рисованные элементы</text:span></text:a></text:p>
      <text:p text:style-name="P14"><text:span text:style-name="T87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72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91">___</text:span> - прочел, полностью пройдено</text:p>
      <text:p text:style-name="Text_20_body"><text:span text:style-name="T92">___</text:span> - перечитать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6">Периферия WPF</text:p>
      <text:p text:style-name="P4"> </text:p>
      <text:p text:style-name="P8">Содержание:</text:p>
      <text:p text:style-name="P18"/>
      <text:p text:style-name="P11"><text:span text:style-name="T55">·</text:span><text:span text:style-name="T4">     </text:span><text:span text:style-name="T77">1. Работа с документами и печать</text:span></text:p>
      <text:p text:style-name="P14"><text:span text:style-name="T85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69">Типы документов</text:span></text:a></text:p>
      <text:p text:style-name="P14"><text:span text:style-name="T85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69">Потоковые документы</text:span></text:a></text:p>
      <text:p text:style-name="P14"><text:span text:style-name="T85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69">Блочные элементы</text:span></text:a></text:p>
      <text:p text:style-name="P14"><text:span text:style-name="T85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69">Строковые элементы</text:span></text:a></text:p>
      <text:p text:style-name="P14"><text:span text:style-name="T85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69">Программное взаимодействие с элементами</text:span></text:a></text:p>
      <text:p text:style-name="P14"><text:span text:style-name="T85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69">Контейнеры FlowDocumentScrollViewer, FlowDocumentPageViewer и FlowDocumentReader</text:span></text:a></text:p>
      <text:p text:style-name="P14"><text:span text:style-name="T85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69">Редактирование потокового документа</text:span></text:a></text:p>
      <text:p text:style-name="P14"><text:span text:style-name="T85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69">Аннотации</text:span></text:a></text:p>
      <text:p text:style-name="P14"><text:span text:style-name="T85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69">Печать</text:span></text:a></text:p>
      <text:p text:style-name="P14"><text:span text:style-name="T85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69">Специальная печать</text:span></text:a></text:p>
      <text:p text:style-name="P14"><text:span text:style-name="T85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69">Настройка и управление печатью</text:span></text:a></text:p>
      <text:p text:style-name="P14"><text:span text:style-name="T85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69">Печать документов XPS</text:span></text:a></text:p>
      <text:p text:style-name="P12"><text:span text:style-name="T52">·</text:span><text:span text:style-name="T1">     </text:span><text:span text:style-name="T75">2. Многопоточные приложения</text:span></text:p>
      <text:p text:style-name="P14"><text:span text:style-name="T87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72">Модель STA</text:span></text:a></text:p>
      <text:p text:style-name="P14"><text:span text:style-name="T87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72">Класс DispatcherObject</text:span></text:a></text:p>
      <text:p text:style-name="P14"><text:span text:style-name="T87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72">Класс BackgroundWorker</text:span></text:a></text:p>
      <text:p text:style-name="P11"><text:span text:style-name="T55">·</text:span><text:span text:style-name="T4">     </text:span><text:span text:style-name="T77">3. Модель дополнений MAF и MEF</text:span></text:p>
      <text:p text:style-name="P14"><text:span text:style-name="T85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69">Модель дополнений</text:span></text:a></text:p>
      <text:p text:style-name="P14"><text:span text:style-name="T85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69">Пример приложения, использующего дополнение</text:span></text:a></text:p>
      <text:p text:style-name="P14"><text:span text:style-name="T85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69">Взаимодействие с хостом</text:span></text:a></text:p>
      <text:p text:style-name="P14"><text:span text:style-name="T85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69">Визуальные дополнения</text:span></text:a></text:p>
      <text:p text:style-name="P12"><text:span text:style-name="T52">·</text:span><text:span text:style-name="T1">     </text:span><text:span text:style-name="T75">4. Развертывание WPF-приложений с ClickOnce</text:span></text:p>
      <text:p text:style-name="P14"><text:soft-page-break/><text:span text:style-name="T87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72">Развертывание WPF-приложений</text:span></text:a></text:p>
      <text:p text:style-name="P14"><text:span text:style-name="T87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72">Модель ClickOnce</text:span></text:a></text:p>
      <text:p text:style-name="P14"><text:span text:style-name="T87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72">Пример публикации ClickOnce</text:span></text:a></text:p>
      <text:p text:style-name="P14"><text:span text:style-name="T87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72">Дополнительные параметры ClickOnce</text:span></text:a></text:p>
      <text:p text:style-name="P12"><text:span text:style-name="T52">·</text:span><text:span text:style-name="T1">     </text:span><text:span text:style-name="T75">5. Шаблоны проектирования</text:span></text:p>
      <text:p text:style-name="P14"><text:span text:style-name="T87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72">Обзор паттернов</text:span></text:a></text:p>
      <text:p text:style-name="P14"><text:span text:style-name="T87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72">RAD и Monolithic</text:span></text:a></text:p>
      <text:p text:style-name="P14"><text:span text:style-name="T87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72">Паттерн MVC</text:span></text:a></text:p>
      <text:p text:style-name="P14"><text:span text:style-name="T87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72">Паттерн MVP</text:span></text:a></text:p>
      <text:p text:style-name="P14"><text:span text:style-name="T87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72">Паттерн MVVM</text:span></text:a></text:p>
      <text:p text:style-name="P11"><text:span text:style-name="T57">·</text:span><text:span text:style-name="T6">     </text:span><text:span text:style-name="T79">6. Windows 8 Metro и XAML</text:span></text:p>
      <text:p text:style-name="P14"><text:span text:style-name="T84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71">Создание Metro-приложения</text:span></text:a></text:p>
      <text:p text:style-name="P14"><text:span text:style-name="T84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71">Привязка данных</text:span></text:a></text:p>
      <text:p text:style-name="P14"><text:span text:style-name="T84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71">Навигация, всплывающие меню и панели</text:span></text:a></text:p>
      <text:p text:style-name="P14"><text:span text:style-name="T84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71">Стандартные стили и ресурсы</text:span></text:a></text:p>
      <text:p text:style-name="Text_20_body"> </text:p>
      <text:p text:style-name="Text_20_body"><text:span text:style-name="T91">___</text:span> - прочел, полностью пройдено</text:p>
      <text:p text:style-name="Text_20_body"><text:span text:style-name="T92">___</text:span> - перечитать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h text:style-name="P19" text:outline-level="1">ASP.NET</text:h>
      <text:p text:style-name="P3"><text:a xlink:type="simple" xlink:href="https://professorweb.ru/my/ASP_NET/base/level1/base_aspnet_index.php" text:style-name="Internet_20_link" text:visited-style-name="Visited_20_Internet_20_Link"><text:span text:style-name="Strong_20_Emphasis"><text:span text:style-name="T100">Основы ASP.NET</text:span></text:span></text:a><text:span text:style-name="T102"> </text:span></text:p>
      <text:p text:style-name="P3"><text:a xlink:type="simple" xlink:href="https://professorweb.ru/my/ASP_NET/sites/level1/" text:style-name="Internet_20_link" text:visited-style-name="Visited_20_Internet_20_Link"><text:span text:style-name="Strong_20_Emphasis"><text:span text:style-name="T101">Веб-сайты ASP.NET</text:span></text:span></text:a><text:span text:style-name="T92"> </text:span></text:p>
      <text:p text:style-name="P3"><text:a xlink:type="simple" xlink:href="https://professorweb.ru/my/ASP_NET/security/level1/" text:style-name="Internet_20_link" text:visited-style-name="Visited_20_Internet_20_Link"><text:span text:style-name="Strong_20_Emphasis"><text:span text:style-name="T101">Безопасность в ASP.NET</text:span></text:span></text:a><text:span text:style-name="T92"> </text:span></text:p>
      <text:p text:style-name="P3"><text:a xlink:type="simple" xlink:href="https://professorweb.ru/my/ASP_NET/gamestore/level1/" text:style-name="Internet_20_link" text:visited-style-name="Visited_20_Internet_20_Link"><text:span text:style-name="Strong_20_Emphasis"><text:span text:style-name="T101">Интернет магазин на ASP.NET Web Forms 4.5 и ASP.NET MVC 5</text:span></text:span></text:a><text:span text:style-name="T92"> </text:span></text:p>
      <text:p text:style-name="P3"><text:a xlink:type="simple" xlink:href="https://professorweb.ru/my/ASP_NET/webforms_4_5/level1/" text:style-name="Internet_20_link" text:visited-style-name="Visited_20_Internet_20_Link"><text:span text:style-name="Strong_20_Emphasis"><text:span text:style-name="T99">ASP.NET Web Forms 4.5</text:span></text:span></text:a> </text:p>
      <text:p text:style-name="P3"><text:a xlink:type="simple" xlink:href="https://professorweb.ru/my/ASP_NET/mvc/level1/" text:style-name="Internet_20_link" text:visited-style-name="Visited_20_Internet_20_Link"><text:span text:style-name="Strong_20_Emphasis"><text:span text:style-name="T99">ASP.NET MVC 5</text:span></text:span></text:a> </text:p>
      <text:p text:style-name="P3"><text:a xlink:type="simple" xlink:href="https://professorweb.ru/my/ASP_NET/identity/level1/" text:style-name="Internet_20_link" text:visited-style-name="Visited_20_Internet_20_Link"><text:span text:style-name="Strong_20_Emphasis"><text:span text:style-name="T99">ASP.NET Identity 2.0</text:span></text:span></text:a> </text:p>
      <text:p text:style-name="Standard"/>
      <text:p text:style-name="Text_20_body"><text:span text:style-name="T91">___</text:span> - прочел, полностью пройдено</text:p>
      <text:p text:style-name="Text_20_body"><text:span text:style-name="T92">___</text:span> - смотри ниже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Standard"/>
      <text:h text:style-name="P19" text:outline-level="1"><text:soft-page-break/>Веб-сайты ASP.NET</text:h>
      <text:h text:style-name="P20" text:outline-level="4">1. Пользовательские элементы управления, темы и мастер-страницы</text:h>
      <text:list xml:id="list4679589466436430839" text:style-name="L1">
        <text:list-item>
          <text:list>
            <text:list-item>
              <text:p text:style-name="P29"><text:a xlink:type="simple" xlink:href="https://professorweb.ru/my/ASP_NET/sites/level1/1_1.php" text:style-name="Internet_20_link" text:visited-style-name="Visited_20_Internet_20_Link"><text:span text:style-name="T35">Пользовательские элементы управления</text:span></text:a></text:p>
            </text:list-item>
            <text:list-item>
              <text:p text:style-name="P29"><text:a xlink:type="simple" xlink:href="https://professorweb.ru/my/ASP_NET/sites/level1/1_2.php" text:style-name="Internet_20_link" text:visited-style-name="Visited_20_Internet_20_Link"><text:span text:style-name="T35">Добавление кода в пользовательский элемент управления</text:span></text:a></text:p>
            </text:list-item>
            <text:list-item>
              <text:p text:style-name="P29"><text:a xlink:type="simple" xlink:href="https://professorweb.ru/my/ASP_NET/sites/level1/1_3.php" text:style-name="Internet_20_link" text:visited-style-name="Visited_20_Internet_20_Link"><text:span text:style-name="T35">Динамическая загрузка пользовательских элементов управления</text:span></text:a></text:p>
            </text:list-item>
            <text:list-item>
              <text:p text:style-name="P29"><text:a xlink:type="simple" xlink:href="https://professorweb.ru/my/ASP_NET/sites/level1/1_4.php" text:style-name="Internet_20_link" text:visited-style-name="Visited_20_Internet_20_Link"><text:span text:style-name="T35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5">управления</text:span></text:a></text:p>
            </text:list-item>
            <text:list-item>
              <text:p text:style-name="P29"><text:a xlink:type="simple" xlink:href="https://professorweb.ru/my/ASP_NET/sites/level1/1_5.php" text:style-name="Internet_20_link" text:visited-style-name="Visited_20_Internet_20_Link"><text:span text:style-name="T35">Использование CSS</text:span></text:a></text:p>
            </text:list-item>
            <text:list-item>
              <text:p text:style-name="P29"><text:a xlink:type="simple" xlink:href="https://professorweb.ru/my/ASP_NET/sites/level1/1_6.php" text:style-name="Internet_20_link" text:visited-style-name="Visited_20_Internet_20_Link"><text:span text:style-name="T35">Темы</text:span></text:a></text:p>
            </text:list-item>
            <text:list-item>
              <text:p text:style-name="P29"><text:a xlink:type="simple" xlink:href="https://professorweb.ru/my/ASP_NET/sites/level1/1_7.php" text:style-name="Internet_20_link" text:visited-style-name="Visited_20_Internet_20_Link"><text:span text:style-name="T35">Мастер-страницы</text:span></text:a></text:p>
            </text:list-item>
            <text:list-item>
              <text:p text:style-name="P29"><text:a xlink:type="simple" xlink:href="https://professorweb.ru/my/ASP_NET/sites/level1/1_8.php" text:style-name="Internet_20_link" text:visited-style-name="Visited_20_Internet_20_Link"><text:span text:style-name="T35">Усовершенствованные мастер-страницы</text:span></text:a></text:p>
              <text:list>
                <text:list-item>
                  <text:h text:style-name="P21" text:outline-level="3">2. Навигация по веб-сайту</text:h>
                </text:list-item>
              </text:list>
            </text:list-item>
            <text:list-item>
              <text:p text:style-name="P29"><text:a xlink:type="simple" xlink:href="https://professorweb.ru/my/ASP_NET/sites/level2/2_1.php" text:style-name="Internet_20_link" text:visited-style-name="Visited_20_Internet_20_Link"><text:span text:style-name="T35">Страницы с множеством представлений</text:span></text:a></text:p>
            </text:list-item>
            <text:list-item>
              <text:p text:style-name="P29"><text:a xlink:type="simple" xlink:href="https://professorweb.ru/my/ASP_NET/sites/level2/2_2.php" text:style-name="Internet_20_link" text:visited-style-name="Visited_20_Internet_20_Link"><text:span text:style-name="T35">Карта сайта</text:span></text:a></text:p>
            </text:list-item>
            <text:list-item>
              <text:p text:style-name="P29"><text:a xlink:type="simple" xlink:href="https://professorweb.ru/my/ASP_NET/sites/level2/2_3.php" text:style-name="Internet_20_link" text:visited-style-name="Visited_20_Internet_20_Link"><text:span text:style-name="T36">SiteMapProvider</text:span></text:a><text:span text:style-name="T36"> </text:span><text:span text:style-name="T37">(Тут рассказывается о ползовательской реализации </text:span><text:span text:style-name="T43">SiteMapProvider, </text:span><text:span text:style-name="T46">но </text:span><text:span text:style-name="T43">SiteMap </text:span><text:span text:style-name="T46">вообще устарел). Ч</text:span><text:span text:style-name="T37">итал внутри только(</text:span><text:span text:style-name="T35">Настройка параметров безопасности</text:span></text:p>
            </text:list-item>
            <text:list-item>
              <text:p text:style-name="P30">))</text:p>
            </text:list-item>
            <text:list-item>
              <text:p text:style-name="P29"><text:a xlink:type="simple" xlink:href="https://professorweb.ru/my/ASP_NET/sites/level2/2_4.php" text:style-name="Internet_20_link" text:visited-style-name="Visited_20_Internet_20_Link"><text:span text:style-name="T35">Маршрутизация URL</text:span></text:a></text:p>
            </text:list-item>
            <text:list-item>
              <text:p text:style-name="P29"><text:a xlink:type="simple" xlink:href="https://professorweb.ru/my/ASP_NET/sites/level2/2_5.php" text:style-name="Internet_20_link" text:visited-style-name="Visited_20_Internet_20_Link"><text:span text:style-name="T35">Элемент управления TreeView</text:span></text:a></text:p>
            </text:list-item>
            <text:list-item>
              <text:p text:style-name="P29"><text:a xlink:type="simple" xlink:href="https://professorweb.ru/my/ASP_NET/sites/level2/2_6.php" text:style-name="Internet_20_link" text:visited-style-name="Visited_20_Internet_20_Link"><text:span text:style-name="T35">Элемент управления Menu</text:span></text:a></text:p>
              <text:list>
                <text:list-item>
                  <text:h text:style-name="P21" text:outline-level="3">3. Развертывание веб-сайтов с помощью IIS</text:h>
                </text:list-item>
              </text:list>
            </text:list-item>
            <text:list-item>
              <text:p text:style-name="P29"><text:a xlink:type="simple" xlink:href="https://professorweb.ru/my/ASP_NET/sites/level3/3_1.php" text:style-name="Internet_20_link" text:visited-style-name="Visited_20_Internet_20_Link"><text:span text:style-name="T35">Установка и конфигурирование IIS</text:span></text:a></text:p>
            </text:list-item>
            <text:list-item>
              <text:p text:style-name="P29"><text:a xlink:type="simple" xlink:href="https://professorweb.ru/my/ASP_NET/sites/level3/3_2.php" text:style-name="Internet_20_link" text:visited-style-name="Visited_20_Internet_20_Link"><text:span text:style-name="T35">Развертывание веб-сайта с помощью IIS</text:span></text:a></text:p>
            </text:list-item>
            <text:list-item>
              <text:p text:style-name="P29"><text:a xlink:type="simple" xlink:href="https://professorweb.ru/my/ASP_NET/sites/level3/3_3.php" text:style-name="Internet_20_link" text:visited-style-name="Visited_20_Internet_20_Link"><text:span text:style-name="T35">Управление веб-сайтом</text:span></text:a></text:p>
            </text:list-item>
            <text:list-item>
              <text:p text:style-name="P29"><text:a xlink:type="simple" xlink:href="https://professorweb.ru/my/ASP_NET/sites/level3/3_4.php" text:style-name="Internet_20_link" text:visited-style-name="Visited_20_Internet_20_Link"><text:span text:style-name="T35">Расширение встроенного конвейера IIS</text:span></text:a></text:p>
              <text:list>
                <text:list-item>
                  <text:h text:style-name="P23" text:outline-level="3">4. Специальные элементы управления и GDI+</text:h>
                </text:list-item>
              </text:list>
            </text:list-item>
            <text:list-item>
              <text:p text:style-name="P29"><text:a xlink:type="simple" xlink:href="https://professorweb.ru/my/ASP_NET/sites/level4/4_1.php" text:style-name="Internet_20_link" text:visited-style-name="Visited_20_Internet_20_Link"><text:span text:style-name="T36">Специальные элементы управления</text:span></text:a></text:p>
            </text:list-item>
            <text:list-item>
              <text:p text:style-name="P29"><text:a xlink:type="simple" xlink:href="https://professorweb.ru/my/ASP_NET/sites/level4/4_2.php" text:style-name="Internet_20_link" text:visited-style-name="Visited_20_Internet_20_Link"><text:span text:style-name="T36">Работа с разными браузерами</text:span></text:a></text:p>
            </text:list-item>
            <text:list-item>
              <text:p text:style-name="P29"><text:a xlink:type="simple" xlink:href="https://professorweb.ru/my/ASP_NET/sites/level4/4_3.php" text:style-name="Internet_20_link" text:visited-style-name="Visited_20_Internet_20_Link"><text:span text:style-name="T36">Состояние элемента управления и события</text:span></text:a></text:p>
            </text:list-item>
            <text:list-item>
              <text:p text:style-name="P29"><text:soft-page-break/><text:a xlink:type="simple" xlink:href="https://professorweb.ru/my/ASP_NET/sites/level4/4_4.php" text:style-name="Internet_20_link" text:visited-style-name="Visited_20_Internet_20_Link"><text:span text:style-name="T36">Расширение элементов управления</text:span></text:a></text:p>
            </text:list-item>
            <text:list-item>
              <text:p text:style-name="P29"><text:a xlink:type="simple" xlink:href="https://professorweb.ru/my/ASP_NET/sites/level4/4_5.php" text:style-name="Internet_20_link" text:visited-style-name="Visited_20_Internet_20_Link"><text:span text:style-name="T36">Элемент управления ImageMap</text:span></text:a></text:p>
            </text:list-item>
            <text:list-item>
              <text:p text:style-name="P29"><text:a xlink:type="simple" xlink:href="https://professorweb.ru/my/ASP_NET/sites/level4/4_6.php" text:style-name="Internet_20_link" text:visited-style-name="Visited_20_Internet_20_Link"><text:span text:style-name="T36">Графика GDI+</text:span></text:a></text:p>
            </text:list-item>
            <text:list-item>
              <text:p text:style-name="P29"><text:a xlink:type="simple" xlink:href="https://professorweb.ru/my/ASP_NET/sites/level4/4_7.php" text:style-name="Internet_20_link" text:visited-style-name="Visited_20_Internet_20_Link"><text:span text:style-name="T36">Встраивание графики в веб-страницу</text:span></text:a></text:p>
            </text:list-item>
            <text:list-item>
              <text:p text:style-name="P29"><text:a xlink:type="simple" xlink:href="https://professorweb.ru/my/ASP_NET/sites/level4/4_8.php" text:style-name="Internet_20_link" text:visited-style-name="Visited_20_Internet_20_Link"><text:span text:style-name="T36">Элемент управления использующий GDI+</text:span></text:a></text:p>
            </text:list-item>
            <text:list-item>
              <text:p text:style-name="P29"><text:a xlink:type="simple" xlink:href="https://professorweb.ru/my/ASP_NET/sites/level4/4_9.php" text:style-name="Internet_20_link" text:visited-style-name="Visited_20_Internet_20_Link"><text:span text:style-name="T36">Элемент управления Chart</text:span></text:a></text:p>
              <text:list>
                <text:list-item>
                  <text:h text:style-name="P23" text:outline-level="3">5. JavaScript и Ajax</text:h>
                </text:list-item>
              </text:list>
            </text:list-item>
            <text:list-item>
              <text:p text:style-name="P29"><text:a xlink:type="simple" xlink:href="https://professorweb.ru/my/ASP_NET/sites/level5/5_1.php" text:style-name="Internet_20_link" text:visited-style-name="Visited_20_Internet_20_Link"><text:span text:style-name="T35">Взаимодействие с JavaScript</text:span></text:a></text:p>
            </text:list-item>
            <text:list-item>
              <text:p text:style-name="P29"><text:a xlink:type="simple" xlink:href="https://professorweb.ru/my/ASP_NET/sites/level5/5_2.php" text:style-name="Internet_20_link" text:visited-style-name="Visited_20_Internet_20_Link"><text:span text:style-name="T35">XSS-атаки</text:span></text:a></text:p>
            </text:list-item>
            <text:list-item>
              <text:p text:style-name="P29"><text:a xlink:type="simple" xlink:href="https://professorweb.ru/my/ASP_NET/sites/level5/5_3.php" text:style-name="Internet_20_link" text:visited-style-name="Visited_20_Internet_20_Link"><text:span text:style-name="T39">Элементы управления с JavaScript-кодом</text:span></text:a></text:p>
            </text:list-item>
            <text:list-item>
              <text:p text:style-name="P29"><text:a xlink:type="simple" xlink:href="https://professorweb.ru/my/ASP_NET/sites/level5/5_4.php" text:style-name="Internet_20_link" text:visited-style-name="Visited_20_Internet_20_Link"><text:span text:style-name="T38">Обзор Ajax</text:span></text:a></text:p>
            </text:list-item>
            <text:list-item>
              <text:p text:style-name="P29"><text:a xlink:type="simple" xlink:href="https://professorweb.ru/my/ASP_NET/sites/level5/5_5.php" text:style-name="Internet_20_link" text:visited-style-name="Visited_20_Internet_20_Link"><text:span text:style-name="T35">Использование Ajax с клиентскими обратными вызовами</text:span></text:a></text:p>
            </text:list-item>
            <text:list-item>
              <text:p text:style-name="P29"><text:a xlink:type="simple" xlink:href="https://professorweb.ru/my/ASP_NET/sites/level5/5_6.php" text:style-name="Internet_20_link" text:visited-style-name="Visited_20_Internet_20_Link"><text:span text:style-name="T35">ASP.NET AJAX</text:span></text:a></text:p>
            </text:list-item>
            <text:list-item>
              <text:p text:style-name="P29"><text:a xlink:type="simple" xlink:href="https://professorweb.ru/my/ASP_NET/sites/level5/5_7.php" text:style-name="Internet_20_link" text:visited-style-name="Visited_20_Internet_20_Link"><text:span text:style-name="T35">Обратные вызовы сервера</text:span></text:a></text:p>
            </text:list-item>
            <text:list-item>
              <text:p text:style-name="P29"><text:a xlink:type="simple" xlink:href="https://professorweb.ru/my/ASP_NET/sites/level5/5_8.php" text:style-name="Internet_20_link" text:visited-style-name="Visited_20_Internet_20_Link"><text:span text:style-name="T35">Службы приложений ASP.NET AJAX</text:span></text:a></text:p>
            </text:list-item>
            <text:list-item>
              <text:p text:style-name="P29"><text:a xlink:type="simple" xlink:href="https://professorweb.ru/my/ASP_NET/sites/level5/5_9.php" text:style-name="Internet_20_link" text:visited-style-name="Visited_20_Internet_20_Link"><text:span text:style-name="T35">Элементы управления ASP.NET AJAX</text:span></text:a></text:p>
            </text:list-item>
            <text:list-item>
              <text:p text:style-name="P29"><text:a xlink:type="simple" xlink:href="https://professorweb.ru/my/ASP_NET/sites/level5/5_10.php" text:style-name="Internet_20_link" text:visited-style-name="Visited_20_Internet_20_Link"><text:span text:style-name="T39">Клиентские библиотеки</text:span></text:a></text:p>
            </text:list-item>
            <text:list-item>
              <text:p text:style-name="P29"><text:a xlink:type="simple" xlink:href="https://professorweb.ru/my/ASP_NET/sites/level5/5_11.php" text:style-name="Internet_20_link" text:visited-style-name="Visited_20_Internet_20_Link"><text:span text:style-name="T39">ASP.NET AJAX Control Toolkit</text:span></text:a></text:p>
              <text:list>
                <text:list-item>
                  <text:h text:style-name="P23" text:outline-level="3">6. Порталы Web Parts <text:span text:style-name="T103">(</text:span><text:span text:style-name="T104">посмотреть после безопасности </text:span><text:span text:style-name="T103">asp.net)</text:span></text:h>
                </text:list-item>
              </text:list>
            </text:list-item>
            <text:list-item>
              <text:p text:style-name="P29"><text:a xlink:type="simple" xlink:href="https://professorweb.ru/my/ASP_NET/sites/level6/6_1.php" text:style-name="Internet_20_link" text:visited-style-name="Visited_20_Internet_20_Link"><text:span text:style-name="T39">Веб-порталы</text:span></text:a></text:p>
            </text:list-item>
            <text:list-item>
              <text:p text:style-name="P29"><text:a xlink:type="simple" xlink:href="https://professorweb.ru/my/ASP_NET/sites/level6/6_2.php" text:style-name="Internet_20_link" text:visited-style-name="Visited_20_Internet_20_Link"><text:span text:style-name="T39">Базовые страницы</text:span></text:a></text:p>
            </text:list-item>
            <text:list-item>
              <text:p text:style-name="P29"><text:a xlink:type="simple" xlink:href="https://professorweb.ru/my/ASP_NET/sites/level6/6_3.php" text:style-name="Internet_20_link" text:visited-style-name="Visited_20_Internet_20_Link"><text:span text:style-name="T39">Создание веб-частей</text:span></text:a></text:p>
            </text:list-item>
            <text:list-item>
              <text:p text:style-name="P29"><text:a xlink:type="simple" xlink:href="https://professorweb.ru/my/ASP_NET/sites/level6/6_4.php" text:style-name="Internet_20_link" text:visited-style-name="Visited_20_Internet_20_Link"><text:span text:style-name="T39">Разработка расширенных веб-частей</text:span></text:a></text:p>
              <text:list>
                <text:list-item>
                  <text:h text:style-name="P23" text:outline-level="3">7. Динамические данные</text:h>
                </text:list-item>
              </text:list>
            </text:list-item>
            <text:list-item>
              <text:p text:style-name="P29"><text:a xlink:type="simple" xlink:href="https://professorweb.ru/my/ASP_NET/sites/level7/7_1.php" text:style-name="Internet_20_link" text:visited-style-name="Visited_20_Internet_20_Link"><text:span text:style-name="T35">Создание приложения динамических данных</text:span></text:a></text:p>
            </text:list-item>
            <text:list-item>
              <text:p text:style-name="P29"><text:a xlink:type="simple" xlink:href="https://professorweb.ru/my/ASP_NET/sites/level7/7_2.php" text:style-name="Internet_20_link" text:visited-style-name="Visited_20_Internet_20_Link"><text:span text:style-name="T35">Настройка с помощью шаблонов</text:span></text:a></text:p>
            </text:list-item>
            <text:list-item>
              <text:p text:style-name="P29"><text:a xlink:type="simple" xlink:href="https://professorweb.ru/my/ASP_NET/sites/level7/7_3.php" text:style-name="Internet_20_link" text:visited-style-name="Visited_20_Internet_20_Link"><text:span text:style-name="T35">Настройка маршрутизации</text:span></text:a></text:p>
            </text:list-item>
            <text:list-item>
              <text:p text:style-name="P29"><text:a xlink:type="simple" xlink:href="https://professorweb.ru/my/ASP_NET/sites/level7/7_4.php" text:style-name="Internet_20_link" text:visited-style-name="Visited_20_Internet_20_Link"><text:span text:style-name="T35">Настройка метаданных</text:span></text:a></text:p>
            </text:list-item>
            <text:list-item>
              <text:p text:style-name="P29"><text:a xlink:type="simple" xlink:href="https://professorweb.ru/my/ASP_NET/sites/level7/7_5.php" text:style-name="Internet_20_link" text:visited-style-name="Visited_20_Internet_20_Link"><text:span text:style-name="T35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oft-page-break/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26" text:outline-level="1">Интернет магазин на ASP.NET</text:h>
      <text:h text:style-name="P28" text:outline-level="2">Интернет магазин на ASP.NET Web Forms 4.5</text:h>
      <text:list xml:id="list2174290640034597718" text:style-name="L2">
        <text:list-item>
          <text:p text:style-name="P41"><text:a xlink:type="simple" xlink:href="https://professorweb.ru/my/ASP_NET/gamestore/level1/1_1.php" text:style-name="Internet_20_link" text:visited-style-name="Visited_20_Internet_20_Link"><text:span text:style-name="T35">Проект интернет-магазина</text:span></text:a></text:p>
        </text:list-item>
        <text:list-item>
          <text:p text:style-name="P41"><text:a xlink:type="simple" xlink:href="https://professorweb.ru/my/ASP_NET/gamestore/level1/1_2.php" text:style-name="Internet_20_link" text:visited-style-name="Visited_20_Internet_20_Link"><text:span text:style-name="T35">Создание базы данных</text:span></text:a></text:p>
        </text:list-item>
        <text:list-item>
          <text:p text:style-name="P41"><text:a xlink:type="simple" xlink:href="https://professorweb.ru/my/ASP_NET/gamestore/level1/1_3.php" text:style-name="Internet_20_link" text:visited-style-name="Visited_20_Internet_20_Link"><text:span text:style-name="T35">Модель данных и хранилище</text:span></text:a></text:p>
        </text:list-item>
        <text:list-item>
          <text:p text:style-name="P41"><text:a xlink:type="simple" xlink:href="https://professorweb.ru/my/ASP_NET/gamestore/level1/1_4.php" text:style-name="Internet_20_link" text:visited-style-name="Visited_20_Internet_20_Link"><text:span text:style-name="T35">Список товаров</text:span></text:a></text:p>
        </text:list-item>
        <text:list-item>
          <text:p text:style-name="P41"><text:a xlink:type="simple" xlink:href="https://professorweb.ru/my/ASP_NET/gamestore/level1/1_5.php" text:style-name="Internet_20_link" text:visited-style-name="Visited_20_Internet_20_Link"><text:span text:style-name="T35">Настройка маршрутизации</text:span></text:a></text:p>
        </text:list-item>
        <text:list-item>
          <text:p text:style-name="P41"><text:a xlink:type="simple" xlink:href="https://professorweb.ru/my/ASP_NET/gamestore/level1/1_6.php" text:style-name="Internet_20_link" text:visited-style-name="Visited_20_Internet_20_Link"><text:span text:style-name="T35">Список категорий</text:span></text:a></text:p>
        </text:list-item>
        <text:list-item>
          <text:p text:style-name="P41"><text:a xlink:type="simple" xlink:href="https://professorweb.ru/my/ASP_NET/gamestore/level1/1_7.php" text:style-name="Internet_20_link" text:visited-style-name="Visited_20_Internet_20_Link"><text:span text:style-name="T35">Корзина покупок</text:span></text:a></text:p>
          <text:p text:style-name="P45"><text:span text:style-name="T34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span></text:p>
        </text:list-item>
        <text:list-item>
          <text:p text:style-name="P41"><text:a xlink:type="simple" xlink:href="https://professorweb.ru/my/ASP_NET/gamestore/level1/1_8.php" text:style-name="Internet_20_link" text:visited-style-name="Visited_20_Internet_20_Link"><text:span text:style-name="T35">Обработка заказов</text:span></text:a></text:p>
        </text:list-item>
        <text:list-item>
          <text:p text:style-name="P41"><text:a xlink:type="simple" xlink:href="https://professorweb.ru/my/ASP_NET/gamestore/level1/1_9.php" text:style-name="Internet_20_link" text:visited-style-name="Visited_20_Internet_20_Link"><text:span text:style-name="T35">Добавление проверки достоверности</text:span></text:a></text:p>
          <text:p text:style-name="P43"><text:span text:style-name="T34">1) тут создается серверный контрол, создание которых я пропустил,но все вроде абсольтно понятно</text:span></text:p>
          <text:p text:style-name="P43"><text:span text:style-name="T34">2) «Во-вторых, элементы управления …..вух средств ASP.NET Framework. - </text:span><text:soft-page-break/><text:span text:style-name="T34">ЧТО ИМЕЕТСЯ ВВИДУ, ВСМЫСЛЕ ПРЕКРАЩЕНИЕ, ВЕДЬ НА КЛИЕНТСВОЙ СТОРОНЕ УЖЕ ВЫПОЛНЕНО, А СЕРВЕРНАЯ ДРУГИМ МЕТОДОМ</text:span></text:p>
          <text:p text:style-name="P43"><text:span text:style-name="T42">- </text:span><text:span text:style-name="T34">И К ЭТОМУ МОМЕНТУ ПРИМЕР НЕ РАБОТАЕТ НОРМАЛЬНО, т.к. ВСЕ ВРЕМЯ НЕ ПРОХОДИТ ПРОВЕРКУ ДОСТОВЕРНОСТИ</text:span></text:p>
          <text:p text:style-name="P44"><text:span text:style-name="T33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span></text:p>
        </text:list-item>
        <text:list-item>
          <text:p text:style-name="P41"><text:a xlink:type="simple" xlink:href="https://professorweb.ru/my/ASP_NET/gamestore/level1/1_10.php" text:style-name="Internet_20_link" text:visited-style-name="Visited_20_Internet_20_Link"><text:span text:style-name="T35">Админ панель: управление заказами</text:span></text:a></text:p>
        </text:list-item>
        <text:list-item>
          <text:p text:style-name="P41"><text:a xlink:type="simple" xlink:href="https://professorweb.ru/my/ASP_NET/gamestore/level1/1_11.php" text:style-name="Internet_20_link" text:visited-style-name="Visited_20_Internet_20_Link"><text:span text:style-name="T35">Админ панель: управление каталогом</text:span></text:a></text:p>
        </text:list-item>
        <text:list-item>
          <text:p text:style-name="P41"><text:a xlink:type="simple" xlink:href="https://professorweb.ru/my/ASP_NET/gamestore/level1/1_12.php" text:style-name="Internet_20_link" text:visited-style-name="Visited_20_Internet_20_Link"><text:span text:style-name="T35">Админ панель: настройка доступа</text:span></text:a></text:p>
          <text:p text:style-name="P41"><text:span text:style-name="T34"/></text:p>
        </text:list-item>
      </text:list>
      <text:h text:style-name="P27" text:outline-level="2">Интернет магазин на ASP.NET MVC 5</text:h>
      <text:list xml:id="list4488959807966348084" text:style-name="L3">
        <text:list-item>
          <text:p text:style-name="P42"><text:a xlink:type="simple" xlink:href="https://professorweb.ru/my/ASP_NET/gamestore/level2/2_1.php" text:style-name="Internet_20_link" text:visited-style-name="Visited_20_Internet_20_Link"><text:span text:style-name="T34">Структура интернет-магазина</text:span></text:a></text:p>
        </text:list-item>
        <text:list-item>
          <text:p text:style-name="P42"><text:a xlink:type="simple" xlink:href="https://professorweb.ru/my/ASP_NET/gamestore/level2/2_2.php" text:style-name="Internet_20_link" text:visited-style-name="Visited_20_Internet_20_Link"><text:span text:style-name="T34">Разбиение на страницы</text:span></text:a></text:p>
        </text:list-item>
        <text:list-item>
          <text:p text:style-name="P42"><text:a xlink:type="simple" xlink:href="https://professorweb.ru/my/ASP_NET/gamestore/level2/2_3.php" text:style-name="Internet_20_link" text:visited-style-name="Visited_20_Internet_20_Link"><text:span text:style-name="T34">Стилизация контента</text:span></text:a></text:p>
        </text:list-item>
        <text:list-item>
          <text:p text:style-name="P42"><text:a xlink:type="simple" xlink:href="https://professorweb.ru/my/ASP_NET/gamestore/level2/2_4.php" text:style-name="Internet_20_link" text:visited-style-name="Visited_20_Internet_20_Link"><text:span text:style-name="T34">Навигация</text:span></text:a></text:p>
        </text:list-item>
        <text:list-item>
          <text:p text:style-name="P42"><text:a xlink:type="simple" xlink:href="https://professorweb.ru/my/ASP_NET/gamestore/level2/2_5.php" text:style-name="Internet_20_link" text:visited-style-name="Visited_20_Internet_20_Link"><text:span text:style-name="T34">Корзина покупок</text:span></text:a></text:p>
        </text:list-item>
        <text:list-item>
          <text:p text:style-name="P42"><text:a xlink:type="simple" xlink:href="https://professorweb.ru/my/ASP_NET/gamestore/level2/2_6.php" text:style-name="Internet_20_link" text:visited-style-name="Visited_20_Internet_20_Link"><text:span text:style-name="T34">Использование привязки модели и завершение корзины</text:span></text:a></text:p>
        </text:list-item>
        <text:list-item>
          <text:p text:style-name="P42"><text:a xlink:type="simple" xlink:href="https://professorweb.ru/my/ASP_NET/gamestore/level2/2_7.php" text:style-name="Internet_20_link" text:visited-style-name="Visited_20_Internet_20_Link"><text:span text:style-name="T34">Отправка заказов</text:span></text:a></text:p>
        </text:list-item>
        <text:list-item>
          <text:p text:style-name="P42"><text:a xlink:type="simple" xlink:href="https://professorweb.ru/my/ASP_NET/gamestore/level2/2_8.php" text:style-name="Internet_20_link" text:visited-style-name="Visited_20_Internet_20_Link"><text:span text:style-name="T34">Мобильная версия магазина</text:span></text:a></text:p>
        </text:list-item>
        <text:list-item>
          <text:p text:style-name="P42"><text:a xlink:type="simple" xlink:href="https://professorweb.ru/my/ASP_NET/gamestore/level2/2_9.php" text:style-name="Internet_20_link" text:visited-style-name="Visited_20_Internet_20_Link"><text:span text:style-name="T34">Админ панель: список товаров</text:span></text:a></text:p>
        </text:list-item>
        <text:list-item>
          <text:p text:style-name="P42"><text:a xlink:type="simple" xlink:href="https://professorweb.ru/my/ASP_NET/gamestore/level2/2_10.php" text:style-name="Internet_20_link" text:visited-style-name="Visited_20_Internet_20_Link"><text:span text:style-name="T34">Админ панель: редактирование товаров</text:span></text:a></text:p>
        </text:list-item>
        <text:list-item>
          <text:p text:style-name="P42"><text:a xlink:type="simple" xlink:href="https://professorweb.ru/my/ASP_NET/gamestore/level2/2_11.php" text:style-name="Internet_20_link" text:visited-style-name="Visited_20_Internet_20_Link"><text:span text:style-name="T34">Админ панель: добавление и удаление товаров</text:span></text:a></text:p>
        </text:list-item>
        <text:list-item>
          <text:p text:style-name="P42"><text:a xlink:type="simple" xlink:href="https://professorweb.ru/my/ASP_NET/gamestore/level2/2_12.php" text:style-name="Internet_20_link" text:visited-style-name="Visited_20_Internet_20_Link"><text:span text:style-name="T34">Админ панель: защита</text:span></text:a></text:p>
        </text:list-item>
        <text:list-item>
          <text:p text:style-name="P42"><text:a xlink:type="simple" xlink:href="https://professorweb.ru/my/ASP_NET/gamestore/level2/2_13.php" text:style-name="Internet_20_link" text:visited-style-name="Visited_20_Internet_20_Link"><text:span text:style-name="T34">Загрузка изображений из базы данных</text:span></text:a></text:p>
        </text:list-item>
        <text:list-item>
          <text:p text:style-name="P42"><text:a xlink:type="simple" xlink:href="https://professorweb.ru/my/ASP_NET/gamestore/level2/2_14.php" text:style-name="Internet_20_link" text:visited-style-name="Visited_20_Internet_20_Link"><text:span text:style-name="T34">Развертывание сайта</text:span></text:a></text:p>
        </text:list-item>
      </text:list>
      <text:p text:style-name="P46"/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oft-page-break/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Standard"/>
      <text:p text:style-name="Text_20_body"/>
      <text:p text:style-name="Text_20_body"/>
      <text:h text:style-name="P26" text:outline-level="1">Безопасность в ASP.NET</text:h>
      <text:list xml:id="list8285564266523340635" text:style-name="L4">
        <text:list-item>
          <text:h text:style-name="P22" text:outline-level="3">1. Модель безопасности ASP.NET</text:h>
          <text:list>
            <text:list-item>
              <text:p text:style-name="P31"><text:a xlink:type="simple" xlink:href="https://professorweb.ru/my/ASP_NET/security/level1/1_1.php" text:style-name="Internet_20_link" text:visited-style-name="Visited_20_Internet_20_Link"><text:span text:style-name="T35">Основные понятия модели безопасности ASP.NET</text:span></text:a></text:p>
            </text:list-item>
            <text:list-item>
              <text:p text:style-name="P31"><text:a xlink:type="simple" xlink:href="https://professorweb.ru/my/ASP_NET/security/level1/1_2.php" text:style-name="Internet_20_link" text:visited-style-name="Visited_20_Internet_20_Link"><text:span text:style-name="T35">Уровни безопасности</text:span></text:a></text:p>
            </text:list-item>
            <text:list-item>
              <text:p text:style-name="P31"><text:a xlink:type="simple" xlink:href="https://professorweb.ru/my/ASP_NET/security/level1/1_3.php" text:style-name="Internet_20_link" text:visited-style-name="Visited_20_Internet_20_Link"><text:span text:style-name="T35">SSL</text:span></text:a></text:p>
            </text:list-item>
          </text:list>
        </text:list-item>
        <text:list-item>
          <text:h text:style-name="P22" text:outline-level="3">2. Аутентификация</text:h>
          <text:list>
            <text:list-item>
              <text:p text:style-name="P31"><text:a xlink:type="simple" xlink:href="https://professorweb.ru/my/ASP_NET/security/level2/2_1.php" text:style-name="Internet_20_link" text:visited-style-name="Visited_20_Internet_20_Link"><text:span text:style-name="T35">Аутентификация с помощью форм</text:span></text:a></text:p>
            </text:list-item>
            <text:list-item>
              <text:p text:style-name="P31"><text:a xlink:type="simple" xlink:href="https://professorweb.ru/my/ASP_NET/security/level2/2_2.php" text:style-name="Internet_20_link" text:visited-style-name="Visited_20_Internet_20_Link"><text:span text:style-name="T35">Реализация аутентификации с помощью форм</text:span></text:a></text:p>
              <text:p text:style-name="P47"><text:span text:style-name="T48">RequireSSL </text:span><text:span text:style-name="T49">- </text:span><text:span text:style-name="T50">мутно</text:span></text:p>
            </text:list-item>
            <text:list-item>
              <text:p text:style-name="P31"><text:a xlink:type="simple" xlink:href="https://professorweb.ru/my/ASP_NET/security/level2/2_3.php" text:style-name="Internet_20_link" text:visited-style-name="Visited_20_Internet_20_Link"><text:span text:style-name="T35">Настройка аутентификации в IIS 8</text:span></text:a></text:p>
            </text:list-item>
          </text:list>
        </text:list-item>
        <text:list-item>
          <text:h text:style-name="P25" text:outline-level="3">3. Membership API</text:h>
          <text:list>
            <text:list-item>
              <text:p text:style-name="P31"><text:a xlink:type="simple" xlink:href="https://professorweb.ru/my/ASP_NET/security/level3/3_1.php" text:style-name="Internet_20_link" text:visited-style-name="Visited_20_Internet_20_Link"><text:span text:style-name="T41">Архитектура Membership API</text:span></text:a></text:p>
            </text:list-item>
            <text:list-item>
              <text:p text:style-name="P31"><text:a xlink:type="simple" xlink:href="https://professorweb.ru/my/ASP_NET/security/level3/3_2.php" text:style-name="Internet_20_link" text:visited-style-name="Visited_20_Internet_20_Link"><text:span text:style-name="T41">Настройка Membership API</text:span></text:a></text:p>
            </text:list-item>
            <text:list-item>
              <text:p text:style-name="P31"><text:a xlink:type="simple" xlink:href="https://professorweb.ru/my/ASP_NET/security/level3/3_3.php" text:style-name="Internet_20_link" text:visited-style-name="Visited_20_Internet_20_Link"><text:span text:style-name="T41">Элементы управления безопасностью</text:span></text:a></text:p>
            </text:list-item>
            <text:list-item>
              <text:p text:style-name="P31"><text:a xlink:type="simple" xlink:href="https://professorweb.ru/my/ASP_NET/security/level3/3_4.php" text:style-name="Internet_20_link" text:visited-style-name="Visited_20_Internet_20_Link"><text:span text:style-name="T41">Элемент управления Login</text:span></text:a></text:p>
            </text:list-item>
            <text:list-item>
              <text:p text:style-name="P31"><text:a xlink:type="simple" xlink:href="https://professorweb.ru/my/ASP_NET/security/level3/3_5.php" text:style-name="Internet_20_link" text:visited-style-name="Visited_20_Internet_20_Link"><text:span text:style-name="T41">Элементы управления LoginStatus и LoginView</text:span></text:a></text:p>
            </text:list-item>
            <text:list-item>
              <text:p text:style-name="P31"><text:a xlink:type="simple" xlink:href="https://professorweb.ru/my/ASP_NET/security/level3/3_6.php" text:style-name="Internet_20_link" text:visited-style-name="Visited_20_Internet_20_Link"><text:span text:style-name="T41">Элементы управления PasswordRecovery и ChangePassword</text:span></text:a></text:p>
            </text:list-item>
            <text:list-item>
              <text:p text:style-name="P31"><text:a xlink:type="simple" xlink:href="https://professorweb.ru/my/ASP_NET/security/level3/3_7.php" text:style-name="Internet_20_link" text:visited-style-name="Visited_20_Internet_20_Link"><text:span text:style-name="T41">Элемент управления CreateUserWizard</text:span></text:a></text:p>
            </text:list-item>
            <text:list-item>
              <text:p text:style-name="P31"><text:a xlink:type="simple" xlink:href="https://professorweb.ru/my/ASP_NET/security/level3/3_8.php" text:style-name="Internet_20_link" text:visited-style-name="Visited_20_Internet_20_Link"><text:span text:style-name="T41">Настройка Membership API в IIS 8</text:span></text:a></text:p>
            </text:list-item>
            <text:list-item>
              <text:p text:style-name="P31"><text:a xlink:type="simple" xlink:href="https://professorweb.ru/my/ASP_NET/security/level3/3_9.php" text:style-name="Internet_20_link" text:visited-style-name="Visited_20_Internet_20_Link"><text:span text:style-name="T41">Класс Membership</text:span></text:a></text:p>
            </text:list-item>
          </text:list>
        </text:list-item>
      </text:list>
      <text:p text:style-name="P1"><text:span text:style-name="T41"/></text:p>
      <text:p text:style-name="P1"><text:span text:style-name="T41"><text:tab/><text:tab/>Она устарела, поэтому пропущу, если понадобится вернусь</text:span></text:p>
      <text:list xml:id="list41492157" text:continue-numbering="true" text:style-name="L4">
        <text:list-item>
          <text:h text:style-name="P24" text:outline-level="3">4. Авторизация, роли и профили</text:h>
          <text:list>
            <text:list-item>
              <text:p text:style-name="P34"><text:a xlink:type="simple" xlink:href="https://professorweb.ru/my/ASP_NET/security/level4/4_1.php" text:style-name="Internet_20_link" text:visited-style-name="Visited_20_Internet_20_Link"><text:span text:style-name="T34">Авторизация URL и файловая авторизация</text:span></text:a></text:p>
            </text:list-item>
            <text:list-item>
              <text:p text:style-name="P35"><text:soft-page-break/><text:a xlink:type="simple" xlink:href="https://professorweb.ru/my/ASP_NET/security/level4/4_2.php" text:style-name="Internet_20_link" text:visited-style-name="Visited_20_Internet_20_Link"><text:span text:style-name="T34">Проверки авторизации в коде</text:span></text:a></text:p>
            </text:list-item>
            <text:list-item>
              <text:p text:style-name="P36"><text:a xlink:type="simple" xlink:href="https://professorweb.ru/my/ASP_NET/security/level4/4_3.php" text:style-name="Internet_20_link" text:visited-style-name="Visited_20_Internet_20_Link"><text:span text:style-name="T34">Авторизация на основе ролей (Roles API)</text:span></text:a></text:p>
              <text:p text:style-name="P32"><text:span text:style-name="T51">«В таблице ниже перечислены свойства, которые можно конфигурировать с помощью дескриптора &lt;roleManager&gt;»</text:span><text:span text:style-name="T34"> <text:s/></text:span><text:span text:style-name="T42">- </text:span><text:span text:style-name="T45">дочитал до этого, и кажется понял что </text:span><text:span text:style-name="T42">Roles API </text:span><text:span text:style-name="T45">так же устарело</text:span></text:p>
            </text:list-item>
            <text:list-item>
              <text:p text:style-name="P37"><text:a xlink:type="simple" xlink:href="https://professorweb.ru/my/ASP_NET/security/level4/4_4.php" text:style-name="Internet_20_link" text:visited-style-name="Visited_20_Internet_20_Link"><text:span text:style-name="T34">Авторизация и роли в IIS 8</text:span></text:a></text:p>
            </text:list-item>
            <text:list-item>
              <text:p text:style-name="P37"><text:a xlink:type="simple" xlink:href="https://professorweb.ru/my/ASP_NET/security/level4/4_5.php" text:style-name="Internet_20_link" text:visited-style-name="Visited_20_Internet_20_Link"><text:span text:style-name="T34">Профили</text:span></text:a></text:p>
            </text:list-item>
            <text:list-item>
              <text:p text:style-name="P37"><text:a xlink:type="simple" xlink:href="https://professorweb.ru/my/ASP_NET/security/level4/4_6.php" text:style-name="Internet_20_link" text:visited-style-name="Visited_20_Internet_20_Link"><text:span text:style-name="T34">Конфигурирование профилей</text:span></text:a></text:p>
            </text:list-item>
            <text:list-item>
              <text:p text:style-name="P37"><text:a xlink:type="simple" xlink:href="https://professorweb.ru/my/ASP_NET/security/level4/4_7.php" text:style-name="Internet_20_link" text:visited-style-name="Visited_20_Internet_20_Link"><text:span text:style-name="T34">Интерфейс Profiles API</text:span></text:a></text:p>
            </text:list-item>
            <text:list-item>
              <text:p text:style-name="P37"><text:a xlink:type="simple" xlink:href="https://professorweb.ru/my/ASP_NET/security/level4/4_8.php" text:style-name="Internet_20_link" text:visited-style-name="Visited_20_Internet_20_Link"><text:span text:style-name="T34">Специальные поставщики профилей</text:span></text:a></text:p>
            </text:list-item>
          </text:list>
        </text:list-item>
        <text:list-item>
          <text:h text:style-name="P24" text:outline-level="3">5. Криптография</text:h>
          <text:list>
            <text:list-item>
              <text:p text:style-name="P38"><text:a xlink:type="simple" xlink:href="https://professorweb.ru/my/ASP_NET/security/level5/5_1.php" text:style-name="Internet_20_link" text:visited-style-name="Visited_20_Internet_20_Link"><text:span text:style-name="T34">Криптография</text:span></text:a></text:p>
            </text:list-item>
            <text:list-item>
              <text:p text:style-name="P38"><text:a xlink:type="simple" xlink:href="https://professorweb.ru/my/ASP_NET/security/level5/5_2.php" text:style-name="Internet_20_link" text:visited-style-name="Visited_20_Internet_20_Link"><text:span text:style-name="T34">Классы криптографии .NET</text:span></text:a></text:p>
            </text:list-item>
            <text:list-item>
              <text:p text:style-name="P38"><text:a xlink:type="simple" xlink:href="https://professorweb.ru/my/ASP_NET/security/level5/5_3.php" text:style-name="Internet_20_link" text:visited-style-name="Visited_20_Internet_20_Link"><text:span text:style-name="T34">Шифрование данных</text:span></text:a></text:p>
              <text:p text:style-name="P39"><text:span text:style-name="T34">Второй пример немного не сработал из-за разметки </text:span><text:span text:style-name="T42">&lt;&gt; </text:span><text:span text:style-name="T34">в текстбоксе, но это ок</text:span></text:p>
            </text:list-item>
            <text:list-item>
              <text:p text:style-name="P31"><text:a xlink:type="simple" xlink:href="https://professorweb.ru/my/ASP_NET/security/level5/5_4.php" text:style-name="Internet_20_link" text:visited-style-name="Visited_20_Internet_20_Link"><text:span text:style-name="T40">Шифрование информации в базе данных</text:span></text:a></text:p>
              <text:p text:style-name="P31"><text:span text:style-name="T40">не выполнял пример, т. к. в лом было создавать инфрасктруктуру для </text:span><text:span text:style-name="T44">MembershipAPI, </text:span><text:span text:style-name="T47">хотя там и не много. Но так прочел, все в принципе просто и понятно</text:span></text:p>
            </text:list-item>
            <text:list-item>
              <text:p text:style-name="P31"><text:a xlink:type="simple" xlink:href="https://professorweb.ru/my/ASP_NET/security/level5/5_5.php" text:style-name="Internet_20_link" text:visited-style-name="Visited_20_Internet_20_Link"><text:span text:style-name="T40">Шифрование строки запроса</text:span></text:a></text:p>
              <text:p text:style-name="P31"><text:span text:style-name="T40">все прочел, все ок, легко, не стал создавать проект, т. к. реализация даже немного туповата.</text:span></text:p>
            </text:list-item>
          </text:list>
        </text:list-item>
        <text:list-item>
          <text:h text:style-name="P24" text:outline-level="3">6. Расширение Membership API и Roles API</text:h>
          <text:list>
            <text:list-item>
              <text:p text:style-name="P31"><text:a xlink:type="simple" xlink:href="https://professorweb.ru/my/ASP_NET/security/level6/6_1.php" text:style-name="Internet_20_link" text:visited-style-name="Visited_20_Internet_20_Link"><text:span text:style-name="T41">Архитектура пользовательских поставщиков</text:span></text:a></text:p>
            </text:list-item>
            <text:list-item>
              <text:p text:style-name="P31"><text:a xlink:type="simple" xlink:href="https://professorweb.ru/my/ASP_NET/security/level6/6_2.php" text:style-name="Internet_20_link" text:visited-style-name="Visited_20_Internet_20_Link"><text:span text:style-name="T41">Проектирование пользовательского поставщика</text:span></text:a></text:p>
            </text:list-item>
            <text:list-item>
              <text:p text:style-name="P31"><text:a xlink:type="simple" xlink:href="https://professorweb.ru/my/ASP_NET/security/level6/6_3.php" text:style-name="Internet_20_link" text:visited-style-name="Visited_20_Internet_20_Link"><text:span text:style-name="T41">Реализация поставщика Membership API</text:span></text:a></text:p>
            </text:list-item>
            <text:list-item>
              <text:p text:style-name="P31"><text:a xlink:type="simple" xlink:href="https://professorweb.ru/my/ASP_NET/security/level6/6_4.php" text:style-name="Internet_20_link" text:visited-style-name="Visited_20_Internet_20_Link"><text:span text:style-name="T41">Реализация поставщика Roles API</text:span></text:a></text:p>
            </text:list-item>
            <text:list-item>
              <text:p text:style-name="P31"><text:a xlink:type="simple" xlink:href="https://professorweb.ru/my/ASP_NET/security/level6/6_5.php" text:style-name="Internet_20_link" text:visited-style-name="Visited_20_Internet_20_Link"><text:span text:style-name="T41">Использование классов пользовательских поставщиков</text:span></text:a></text:p>
              <text:p text:style-name="P33"><text:span text:style-name="T41">не проходил, так как все они устарели</text:span></text:p>
            </text:list-item>
          </text:list>
        </text:list-item>
      </text:list>
      <text:p text:style-name="Text_20_body"/>
      <text:p text:style-name="Text_20_body"/>
      <text:p text:style-name="Text_20_body"><text:span text:style-name="T91">___</text:span> - прочел, полностью пройдено</text:p>
      <text:p text:style-name="Text_20_body"><text:soft-page-break/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nsolas" svg:font-family="Consolas, Courier, monospace"/>
    <style:font-face style:name="Courier New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04T21:30:45.44</dc:date>
    <meta:editing-duration>P25DT5H19M41S</meta:editing-duration>
    <meta:editing-cycles>24</meta:editing-cycles>
    <meta:generator>OpenOffice/4.1.2$Win32 OpenOffice.org_project/412m3$Build-9782</meta:generator>
    <meta:document-statistic meta:table-count="0" meta:image-count="0" meta:object-count="0" meta:page-count="19" meta:paragraph-count="669" meta:word-count="2667" meta:character-count="18089"/>
  </office:meta>
</office:document-meta>
</file>